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oboto" svg:font-family="Roboto, sans-serif"/>
    <style:font-face style:name="monospace" svg:font-family="monospace, monospac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bde92" officeooo:paragraph-rsid="000bde92" style:font-size-asian="18pt" style:font-weight-asian="bold" style:font-size-complex="18pt" style:font-weight-complex="bold"/>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size="18pt" fo:font-weight="bold" officeooo:rsid="001cc5ba" officeooo:paragraph-rsid="001cc5ba"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2pt" style:text-underline-style="none" fo:font-weight="normal" officeooo:rsid="000bde92" officeooo:paragraph-rsid="000bde92" style:font-size-asian="10.5pt" style:font-weight-asian="normal" style:font-size-complex="12pt" style:font-weight-complex="normal"/>
    </style:style>
    <style:style style:name="P5" style:family="paragraph" style:parent-style-name="Preformatted_20_Text">
      <style:text-properties officeooo:paragraph-rsid="00188a0e"/>
    </style:style>
    <style:style style:name="P6" style:family="paragraph" style:parent-style-name="Preformatted_20_Text">
      <style:text-properties officeooo:paragraph-rsid="0018be8e"/>
    </style:style>
    <style:style style:name="P7" style:family="paragraph" style:parent-style-name="Text_20_body">
      <style:text-properties fo:font-size="16pt" officeooo:rsid="0020bdfa" officeooo:paragraph-rsid="0020bdfa" style:font-size-asian="16pt" style:font-size-complex="16pt"/>
    </style:style>
    <style:style style:name="P8" style:family="paragraph" style:parent-style-name="Preformatted_20_Text" style:list-style-name="L22"/>
    <style:style style:name="P9" style:family="paragraph" style:parent-style-name="Preformatted_20_Text" style:list-style-name="L34"/>
    <style:style style:name="P10" style:family="paragraph" style:parent-style-name="Standard">
      <style:text-properties fo:color="#c9211e" loext:opacity="100%" fo:font-size="20pt" style:text-underline-style="solid" style:text-underline-width="auto" style:text-underline-color="font-color" fo:font-weight="bold" officeooo:rsid="002cf7d4" officeooo:paragraph-rsid="002cf7d4" style:font-size-asian="17.5pt" style:font-weight-asian="bold" style:font-size-complex="20pt" style:font-weight-complex="bold"/>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list-style-name="L21"/>
    <style:style style:name="P32" style:family="paragraph" style:parent-style-name="Text_20_body" style:list-style-name="L22"/>
    <style:style style:name="P33" style:family="paragraph" style:parent-style-name="Text_20_body" style:list-style-name="L23"/>
    <style:style style:name="P34" style:family="paragraph" style:parent-style-name="Text_20_body" style:list-style-name="L24"/>
    <style:style style:name="P35" style:family="paragraph" style:parent-style-name="Text_20_body" style:list-style-name="L25"/>
    <style:style style:name="P36" style:family="paragraph" style:parent-style-name="Text_20_body" style:list-style-name="L26"/>
    <style:style style:name="P37" style:family="paragraph" style:parent-style-name="Text_20_body" style:list-style-name="L27"/>
    <style:style style:name="P38" style:family="paragraph" style:parent-style-name="Text_20_body" style:list-style-name="L28"/>
    <style:style style:name="P39" style:family="paragraph" style:parent-style-name="Text_20_body" style:list-style-name="L29"/>
    <style:style style:name="P40" style:family="paragraph" style:parent-style-name="Text_20_body" style:list-style-name="L30"/>
    <style:style style:name="P41" style:family="paragraph" style:parent-style-name="Text_20_body" style:list-style-name="L31"/>
    <style:style style:name="P42" style:family="paragraph" style:parent-style-name="Text_20_body" style:list-style-name="L32"/>
    <style:style style:name="P43" style:family="paragraph" style:parent-style-name="Text_20_body" style:list-style-name="L33"/>
    <style:style style:name="P44" style:family="paragraph" style:parent-style-name="Text_20_body" style:list-style-name="L34"/>
    <style:style style:name="P45" style:family="paragraph" style:parent-style-name="Text_20_body" style:list-style-name="L35"/>
    <style:style style:name="P46" style:family="paragraph" style:parent-style-name="Text_20_body" style:list-style-name="L36"/>
    <style:style style:name="P47" style:family="paragraph" style:parent-style-name="Text_20_body" style:list-style-name="L37"/>
    <style:style style:name="P48" style:family="paragraph" style:parent-style-name="Text_20_body" style:list-style-name="L38"/>
    <style:style style:name="P49" style:family="paragraph" style:parent-style-name="Text_20_body" style:list-style-name="L39"/>
    <style:style style:name="P50" style:family="paragraph" style:parent-style-name="Text_20_body" style:list-style-name="L40"/>
    <style:style style:name="P51" style:family="paragraph" style:parent-style-name="Text_20_body" style:list-style-name="L41"/>
    <style:style style:name="P52" style:family="paragraph" style:parent-style-name="Text_20_body" style:list-style-name="L42"/>
    <style:style style:name="P53" style:family="paragraph" style:parent-style-name="Text_20_body" style:list-style-name="L43"/>
    <style:style style:name="P54" style:family="paragraph" style:parent-style-name="Text_20_body" style:list-style-name="L44"/>
    <style:style style:name="P55" style:family="paragraph" style:parent-style-name="Text_20_body" style:list-style-name="L45"/>
    <style:style style:name="T1" style:family="text">
      <style:text-properties style:font-name="Roboto" fo:font-style="normal" fo:font-weight="normal"/>
    </style:style>
    <style:style style:name="T2" style:family="text">
      <style:text-properties fo:font-variant="normal" fo:text-transform="none" fo:color="#ffffff" loext:opacity="100%" style:font-name="monospace" fo:font-size="8.39999961853027pt" fo:letter-spacing="normal" fo:font-style="normal" fo:font-weight="normal" fo:background-color="#0c1633" loext:char-shading-value="0"/>
    </style:style>
    <style:style style:name="T3" style:family="text">
      <style:text-properties fo:font-variant="normal" fo:text-transform="none" fo:color="#f92672" loext:opacity="100%" style:font-name="monospace" fo:font-size="8.39999961853027pt" fo:letter-spacing="normal" fo:font-style="normal" fo:font-weight="bold" fo:background-color="#0c1633" loext:char-shading-value="0"/>
    </style:style>
    <style:style style:name="T4" style:family="text">
      <style:text-properties officeooo:rsid="0012140a"/>
    </style:style>
    <style:style style:name="T5" style:family="text">
      <style:text-properties fo:color="#c9211e" loext:opacity="100%" officeooo:rsid="0018be8e"/>
    </style:style>
    <style:style style:name="T6" style:family="text">
      <style:text-properties officeooo:rsid="001de29f"/>
    </style:style>
    <style:style style:name="T7" style:family="text">
      <style:text-properties officeooo:rsid="002209c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0.49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so de webpack</text:p>
      <text:p text:style-name="P4"/>
      <text:h text:style-name="Heading_20_2" text:outline-level="2">🎲 ¿Qué es Webpack?</text:h>
      <text:p text:style-name="Text_20_body">&lt;h4&gt;Ideas/conceptos claves&lt;/h4&gt;</text:p>
      <text:p text:style-name="Text_20_body"><text:span text:style-name="Strong_20_Emphasis">Module bundlers</text:span> son herramientas de frontend que nos permiten usar archivos con módulos JavaScript, entre otras características y convertiros a un JavaScript el cual el navegador pueda entender</text:p>
      <text:p text:style-name="Text_20_body">&lt;h4&gt;Apuntes&lt;/h4&gt;</text:p>
      <text:list xml:id="list3855162494" text:style-name="L1">
        <text:list-item>
          <text:p text:style-name="P11">Webpack es una herramienta que nos permite preparar nuestro código para llevarlo a producción (module bundler)</text:p>
        </text:list-item>
        <text:list-item>
          <text:p text:style-name="P11">Webpack nos permite trabajar con</text:p>
          <text:list>
            <text:list-item>
              <text:p text:style-name="P11">HTML</text:p>
            </text:list-item>
            <text:list-item>
              <text:p text:style-name="P11">CSS</text:p>
            </text:list-item>
            <text:list-item>
              <text:p text:style-name="P11">JavaScript</text:p>
            </text:list-item>
            <text:list-item>
              <text:p text:style-name="P11">Archivos estáticos</text:p>
            </text:list-item>
            <text:list-item>
              <text:p text:style-name="P11">Imágenes</text:p>
            </text:list-item>
            <text:list-item>
              <text:p text:style-name="P11">Fuentes</text:p>
            </text:list-item>
          </text:list>
        </text:list-item>
        <text:list-item>
          <text:p text:style-name="P11">Tambien nos permite tener un modo en desarrollo para nuestros proyectos para hacer pruebas</text:p>
        </text:list-item>
        <text:list-item>
          <text:p text:style-name="P11">Nacio en el 2012, desde ese entonces varias empresas lo usan como ser</text:p>
          <text:list>
            <text:list-item>
              <text:p text:style-name="P11">Twitter</text:p>
            </text:list-item>
            <text:list-item>
              <text:p text:style-name="P11">Instagram</text:p>
            </text:list-item>
            <text:list-item>
              <text:p text:style-name="P11">PayPal</text:p>
            </text:list-item>
          </text:list>
        </text:list-item>
        <text:list-item>
          <text:p text:style-name="P11">También nos permite</text:p>
          <text:list>
            <text:list-item>
              <text:p text:style-name="P11">Gestionar dependencias</text:p>
            </text:list-item>
            <text:list-item>
              <text:p text:style-name="P11">Ejecutar tareas</text:p>
            </text:list-item>
            <text:list-item>
              <text:p text:style-name="P11">Conversión de archivos</text:p>
            </text:list-item>
          </text:list>
        </text:list-item>
        <text:list-item>
          <text:p text:style-name="P11">Nos permite trabajar en módulos</text:p>
          <text:list>
            <text:list-item>
              <text:p text:style-name="P11">Permitiéndonos tener un código separado en desarrollo, pero en producción en una fuente</text:p>
            </text:list-item>
            <text:list-item>
              <text:p text:style-name="P11">Webpack permite tener módulos de JS en formato</text:p>
              <text:list>
                <text:list-item>
                  <text:p text:style-name="P11">AMD</text:p>
                </text:list-item>
                <text:list-item>
                  <text:p text:style-name="P11">Common JS</text:p>
                </text:list-item>
                <text:list-item>
                  <text:p text:style-name="P11">ES15</text:p>
                </text:list-item>
              </text:list>
            </text:list-item>
          </text:list>
        </text:list-item>
      </text:list>
      <text:p text:style-name="Text_20_body"><text:soft-page-break/><text:span text:style-name="Strong_20_Emphasis">RESUMEN:</text:span> Webpack es un module bundler que nos permite trabajar con una variedad de tecnologías web empezando desde HTML y terminando con JS. Además de tener soporte para archivos estáticos</text:p>
      <text:p text:style-name="Standard"/>
      <text:h text:style-name="Heading_20_2" text:outline-level="2">📖 Conceptos básicos</text:h>
      <text:p text:style-name="Text_20_body">&lt;h4&gt;Ideas/conceptos claves&lt;/h4&gt;</text:p>
      <text:p text:style-name="Text_20_body"><text:span text:style-name="Strong_20_Emphasis">Webpack</text:span> es un paquete de módulos estáticos para aplicaciones de JS modernas</text:p>
      <text:p text:style-name="Text_20_body"><text:span text:style-name="Strong_20_Emphasis">Loader</text:span> Te permite hacer un bundle de cualquier recurso estático más allá de JavaScript</text:p>
      <text:p text:style-name="Text_20_body"><text:span text:style-name="Strong_20_Emphasis">Plugins</text:span> Extienden recursos para añadir configuraciones y particularidades de recursos externos</text:p>
      <text:p text:style-name="Text_20_body">&lt;h4&gt;Apuntes&lt;/h4&gt;</text:p>
      <text:list xml:id="list377786506" text:style-name="L2">
        <text:list-item>
          <text:p text:style-name="P12">Webpack construye un gráfico de dependencias que mapea cada módulo para con verlo en uno o más módulos</text:p>
        </text:list-item>
        <text:list-item>
          <text:p text:style-name="P12">Desde webpack 4 ya no dependemos de tener un archivo de configuración, pero si debemos tener un punto de entrada</text:p>
        </text:list-item>
        <text:list-item>
          <text:p text:style-name="P12">Tambien tendremos que tener un punto de salida</text:p>
          <text:list>
            <text:list-item>
              <text:p text:style-name="P12">En este punto se creará nuestro proyecto una vez esté preparado</text:p>
            </text:list-item>
            <text:list-item>
              <text:p text:style-name="P12">Normalmente es la carpeta <text:span text:style-name="Strong_20_Emphasis">dist</text:span> ⇒ Distribution</text:p>
            </text:list-item>
          </text:list>
        </text:list-item>
        <text:list-item>
          <text:p text:style-name="P12">Tambien contamos con diferentes modos</text:p>
          <text:list>
            <text:list-item>
              <text:p text:style-name="P12">Modo de desarrollo</text:p>
            </text:list-item>
            <text:list-item>
              <text:p text:style-name="P12">Modo de producción</text:p>
            </text:list-item>
            <text:list-item>
              <text:p text:style-name="P12">Modos de performance</text:p>
              <text:list>
                <text:list-item>
                  <text:p text:style-name="P12">Donde tu añades</text:p>
                  <text:list>
                    <text:list-item>
                      <text:p text:style-name="P12">Configuraciones de minificación</text:p>
                    </text:list-item>
                    <text:list-item>
                      <text:p text:style-name="P12">Donde se va enviar</text:p>
                    </text:list-item>
                    <text:list-item>
                      <text:p text:style-name="P12">Carpeta de destino</text:p>
                    </text:list-item>
                  </text:list>
                </text:list-item>
              </text:list>
            </text:list-item>
            <text:list-item>
              <text:p text:style-name="P12">Modos de desarrollo local</text:p>
              <text:list>
                <text:list-item>
                  <text:p text:style-name="P12">Donde puedes</text:p>
                  <text:list>
                    <text:list-item>
                      <text:p text:style-name="P12">Crear puertos específicos para tu proyecto</text:p>
                    </text:list-item>
                    <text:list-item>
                      <text:p text:style-name="P12">Ver cambios en tiempo real</text:p>
                    </text:list-item>
                  </text:list>
                </text:list-item>
              </text:list>
            </text:list-item>
          </text:list>
        </text:list-item>
        <text:list-item>
          <text:p text:style-name="P12">Dispone de loader y plugins permitiéndonos preparar particularidades de nuestro proyecto</text:p>
        </text:list-item>
      </text:list>
      <text:p text:style-name="Text_20_body">Responder</text:p>
      <text:p text:style-name="Standard"/>
      <text:p text:style-name="Standard"/>
      <text:p text:style-name="Standard"/>
      <text:p text:style-name="Text_20_body"><text:soft-page-break/><text:span text:style-name="Strong_20_Emphasis">Tu primer build con Webpack</text:span><text:line-break/>Creamos una carpeta como le quieras llamar<text:line-break/>(Bueno no! si eres de Windows te dejo este articulo cortito de los nombres de carpetas <text:a xlink:type="simple" xlink:href="https://www.fayerwayer.com/2020/07/windows-nombres-prohibidos-en-carpetas/#:~:text=Nombres%20prohibidos%20para%20crear%20carpetas%20y%20archivos%20en%20Windows&amp;text=CLOCK%24.,%2C%20LPT7%2C%20LPT8%2C%20LPT9." office:target-frame-name="_blank" xlink:show="new" text:style-name="Internet_20_link" text:visited-style-name="Visited_20_Internet_20_Link">PROHIBIDOS </text:a>)<text:line-break/>La creamos desde la terminal con <text:span text:style-name="Strong_20_Emphasis">mkdir</text:span> y luego entramos a ella con <text:span text:style-name="Strong_20_Emphasis">cd</text:span></text:p>
      <text:p text:style-name="Preformatted_20_Text"><text:span text:style-name="Source_20_Text">mkdir curso-webpack</text:span></text:p>
      <text:p text:style-name="Preformatted_20_Text"><text:span text:style-name="Source_20_Text">cd curso-webpack</text:span></text:p>
      <text:p text:style-name="Text_20_body">una vez que entres a la carpeta inicializamos nuestro repositorio con <text:span text:style-name="Strong_20_Emphasis">git</text:span></text:p>
      <text:p text:style-name="Preformatted_20_Text"><text:span text:style-name="Source_20_Text">git init</text:span></text:p>
      <text:p text:style-name="Text_20_body">El paso que sigue es inicializar nuestro proyecto con npm y si no sabes de npm aqui esta el <text:a xlink:type="simple" xlink:href="https://platzi.com/clases/npm/" office:target-frame-name="_blank" xlink:show="new" text:style-name="Internet_20_link" text:visited-style-name="Visited_20_Internet_20_Link">curso</text:a> del profesor</text:p>
      <text:p text:style-name="Preformatted_20_Text"><text:span text:style-name="Source_20_Text">npm init -y</text:span></text:p>
      <text:p text:style-name="Text_20_body">o si les da error “Invalid Name” usen para personalizar la configuración</text:p>
      <text:p text:style-name="Preformatted_20_Text"><text:span text:style-name="Source_20_Text">npm init</text:span></text:p>
      <text:p text:style-name="Text_20_body">y para abrir el proyecto <text:span text:style-name="Strong_20_Emphasis">como flash</text:span> es poner en la terminal y les abre el editor ( si usas <text:span text:style-name="Strong_20_Emphasis">VS CODE</text:span>)</text:p>
      <text:p text:style-name="Preformatted_20_Text"><text:span text:style-name="Source_20_Text">code .</text:span></text:p>
      <text:p text:style-name="Text_20_body">La carpeta <text:span text:style-name="Strong_20_Emphasis">SRC</text:span> es el source de todo el proyecto ( index.js , imágenes, utils, assets, helpers, database, etc).</text:p>
      <text:p text:style-name="Text_20_body">** Instalación de Webpack**<text:line-break/>si no quieres escribir ese comando también puedes usar este<text:line-break/>la <text:span text:style-name="Strong_20_Emphasis">i</text:span> de install</text:p>
      <text:p text:style-name="Preformatted_20_Text"><text:span text:style-name="Source_20_Text">npm i webpack webpack-cli -D</text:span></text:p>
      <text:p text:style-name="Text_20_body">o si usas <text:span text:style-name="Strong_20_Emphasis">yarn</text:span> usa</text:p>
      <text:p text:style-name="Preformatted_20_Text"><text:span text:style-name="Source_20_Text">yarn add webpack webpack-cli -D</text:span></text:p>
      <text:p text:style-name="Text_20_body">Y luego ejecutamos webpack<text:line-break/><text:span text:style-name="Strong_20_Emphasis">npx</text:span> lo que hace es ejecutar paquetes directamente de npm, este viene instalado de npm</text:p>
      <text:p text:style-name="Preformatted_20_Text"><text:span text:style-name="Source_20_Text">npx webpack</text:span></text:p>
      <text:p text:style-name="Text_20_body">Al hacer esto webpack creo una carpeta llamada <text:span text:style-name="Strong_20_Emphasis">dist</text:span>, esto lo hace por defecto webpack sin preguntarnos.<text:line-break/><text:span text:style-name="Strong_20_Emphasis">Modo de desarrollo</text:span><text:line-break/>Por defecto webpack al compilar nuestro proyecto setea el modo “production” implícitamente pero podemos definirle el modo explícitamente corriendo:</text:p>
      <text:p text:style-name="Preformatted_20_Text"><text:span text:style-name="Source_20_Text">npx webpack --mode production</text:span></text:p>
      <text:p text:style-name="Preformatted_20_Text"><text:span text:style-name="Source_20_Text">npx webpack --mode development</text:span></text:p>
      <text:p text:style-name="Text_20_body">La <text:span text:style-name="Strong_20_Emphasis">diferencia</text:span> radica que el modo development deja el código mas legible para los desarrolladores pero con comentarios, el modo <text:span text:style-name="Strong_20_Emphasis">production</text:span> deja el código comprimido y mas limpio para usarse.</text:p>
      <text:p text:style-name="Standard"/>
      <text:p text:style-name="Standard"/>
      <text:h text:style-name="Heading_20_2" text:outline-level="2">⚙️ Configuración de webpack.config.js</text:h>
      <text:p text:style-name="Text_20_body">&lt;h4&gt;Apuntes&lt;/h4&gt;</text:p>
      <text:list xml:id="list4219820434" text:style-name="L3">
        <text:list-item>
          <text:p text:style-name="P13">El archivo de configuración nos va ayudar a poder establecer la configuración y elementos que vamos a utilizar</text:p>
        </text:list-item>
        <text:list-item>
          <text:p text:style-name="P13"><text:soft-page-break/>Para poder crear el archivo de configuración en la raíz del proyecto creamos un archivo llamado <text:span text:style-name="Source_20_Text">webpack.config.js</text:span></text:p>
        </text:list-item>
        <text:list-item>
          <text:p text:style-name="P13">En el mismo debemos decir</text:p>
          <text:list>
            <text:list-item>
              <text:p text:style-name="P13">El punto de entrada</text:p>
            </text:list-item>
            <text:list-item>
              <text:p text:style-name="P13">Hacia a donde a enviar la configuración de nuestro proyecto</text:p>
            </text:list-item>
            <text:list-item>
              <text:p text:style-name="P13">Las extensiones que vamos usar</text:p>
            </text:list-item>
          </text:list>
        </text:list-item>
      </text:list>
      <text:p text:style-name="Preformatted_20_Text"><text:span text:style-name="Source_20_Text">const path = require('path');</text:span></text:p>
      <text:p text:style-name="Preformatted_20_Text"/>
      <text:p text:style-name="Preformatted_20_Text"><text:span text:style-name="Source_20_Text">module.exports = {</text:span></text:p>
      <text:p text:style-name="Preformatted_20_Text"><text:span text:style-name="Source_20_Text"><text:s text:c="2"/>// Entry nos permite decir el punto de entrada de nuestra aplicación</text:span></text:p>
      <text:p text:style-name="Preformatted_20_Text"><text:span text:style-name="Source_20_Text"><text:s text:c="2"/>entry: "./src/index.js",</text:span></text:p>
      <text:p text:style-name="Preformatted_20_Text"><text:span text:style-name="Source_20_Text"><text:s text:c="2"/>// Output nos permite decir hacia dónde va enviar lo que va a preparar webpacks</text:span></text:p>
      <text:p text:style-name="Preformatted_20_Text"><text:span text:style-name="Source_20_Text"><text:s text:c="2"/>output: {</text:span></text:p>
      <text:p text:style-name="Preformatted_20_Text"><text:span text:style-name="Source_20_Text"><text:s text:c="4"/>// path es donde estará la carpeta donde se guardará los archivos</text:span></text:p>
      <text:p text:style-name="Preformatted_20_Text"><text:span text:style-name="Source_20_Text"><text:s text:c="4"/>// Con path.resolve podemos decir dónde va estar la carpeta y la ubicación del mismo</text:span></text:p>
      <text:p text:style-name="Preformatted_20_Text"><text:span text:style-name="Source_20_Text"><text:s text:c="4"/>path: path.resolve(__dirname, "dist"),</text:span></text:p>
      <text:p text:style-name="Preformatted_20_Text"><text:span text:style-name="Source_20_Text"><text:s text:c="4"/>// filename le pone el nombre al archivo final</text:span></text:p>
      <text:p text:style-name="Preformatted_20_Text"><text:span text:style-name="Source_20_Text"><text:s text:c="4"/>filename: "main.js"</text:span></text:p>
      <text:p text:style-name="Preformatted_20_Text"><text:span text:style-name="Source_20_Text"><text:s text:c="2"/>},</text:span></text:p>
      <text:p text:style-name="Preformatted_20_Text"><text:span text:style-name="Source_20_Text"><text:s text:c="2"/>resolve: {</text:span></text:p>
      <text:p text:style-name="Preformatted_20_Text"><text:span text:style-name="Source_20_Text"><text:s text:c="4"/>// Aqui ponemos las extensiones que tendremos en nuestro proyecto para webpack los lea</text:span></text:p>
      <text:p text:style-name="Preformatted_20_Text"><text:span text:style-name="Source_20_Text"><text:s text:c="4"/>extensions: [".js"]</text:span></text:p>
      <text:p text:style-name="Preformatted_20_Text"><text:span text:style-name="Source_20_Text"><text:s text:c="2"/>},</text:span></text:p>
      <text:p text:style-name="Preformatted_20_Text"><text:span text:style-name="Source_20_Text">}</text:span></text:p>
      <text:list xml:id="list1743220905" text:style-name="L4">
        <text:list-item>
          <text:p text:style-name="P14">El flag <text:span text:style-name="Source_20_Text">—config</text:span> indica donde estará nuestro archivo de configuración</text:p>
        </text:list-item>
      </text:list>
      <text:p text:style-name="Preformatted_20_Text"><text:span text:style-name="Source_20_Text">npx webpack --mode production --config webpack.config.js</text:span></text:p>
      <text:list xml:id="list346291634" text:style-name="L5">
        <text:list-item>
          <text:p text:style-name="P15">Para poder hacerlo más amigable el comando puedes crear un script en <text:span text:style-name="Source_20_Text">package.json</text:span></text:p>
        </text:list-item>
      </text:list>
      <text:p text:style-name="Preformatted_20_Text"><text:span text:style-name="Source_20_Text">"scripts": {</text:span></text:p>
      <text:p text:style-name="Preformatted_20_Text"><text:span text:style-name="Source_20_Text"><text:s text:c="16"/>...</text:span></text:p>
      <text:p text:style-name="Preformatted_20_Text"><text:span text:style-name="Source_20_Text"><text:s text:c="4"/>"build": "webpack --mode production --config webpack.config.js"</text:span></text:p>
      <text:p text:style-name="Preformatted_20_Text"><text:span text:style-name="Source_20_Text"><text:s text:c="2"/>},</text:span></text:p>
      <text:p text:style-name="Text_20_body"><text:span text:style-name="Strong_20_Emphasis">RESUMEN:</text:span> Puedes crear un archivo webpack.config.js en el cual estarán las configuraciones con las cuales webpack trabajara, entre ellas están los puntos de entrada y salida, extensiones de archivos, entre otras características que se verán próximamente en él curso.</text:p>
      <text:p text:style-name="Standard"/>
      <text:h text:style-name="Heading_20_2" text:outline-level="2">💛 Babel Loader para JavaScript</text:h>
      <text:p text:style-name="Text_20_body">&lt;h4&gt;Apuntes&lt;/h4&gt;</text:p>
      <text:list xml:id="list874200480" text:style-name="L6">
        <text:list-item>
          <text:p text:style-name="P16">Babel te permite hacer que tu código JavaScript sea compatible con todos los navegadores</text:p>
        </text:list-item>
        <text:list-item>
          <text:p text:style-name="P16">Debes agregar a tu proyecto las siguientes dependencias</text:p>
        </text:list-item>
      </text:list>
      <text:p text:style-name="Text_20_body">NPM</text:p>
      <text:p text:style-name="Preformatted_20_Text"><text:span text:style-name="Source_20_Text">npm install babel-loader @babel/core @babel/preset-env @babel/plugin-transform-runtime -</text:span><text:span text:style-name="Source_20_Text"><text:span text:style-name="T4">D</text:span></text:span></text:p>
      <text:p text:style-name="Text_20_body">Yarn</text:p>
      <text:p text:style-name="Preformatted_20_Text"><text:soft-page-break/><text:span text:style-name="Source_20_Text">yarn add -D babel-loader @babel/core @babel/preset-env @babel/plugin-transform-runtime</text:span></text:p>
      <text:list xml:id="list297823931" text:style-name="L7">
        <text:list-item>
          <text:p text:style-name="P17"><text:span text:style-name="Strong_20_Emphasis">babel-loader</text:span> nos permite usar babel con webpack</text:p>
        </text:list-item>
        <text:list-item>
          <text:p text:style-name="P17"><text:span text:style-name="Strong_20_Emphasis">@babel/core</text:span> es babel en general</text:p>
        </text:list-item>
        <text:list-item>
          <text:p text:style-name="P17"><text:span text:style-name="Strong_20_Emphasis">@babel/preset-env</text:span> trae y te permite usar las ultimas características de JavaScript</text:p>
        </text:list-item>
        <text:list-item>
          <text:p text:style-name="P17"><text:span text:style-name="Strong_20_Emphasis">@babel/plugin-transform-runtime</text:span> te permite trabajar con todo el tema de asincronismo como ser <text:span text:style-name="Source_20_Text">async</text:span> y <text:span text:style-name="Source_20_Text">await</text:span></text:p>
        </text:list-item>
        <text:list-item>
          <text:p text:style-name="P17">Debes crear el archivo de configuración de babel el cual tiene como nombre <text:span text:style-name="Source_20_Text">.babelrc</text:span></text:p>
        </text:list-item>
      </text:list>
      <text:p text:style-name="Preformatted_20_Text"><text:span text:style-name="Source_20_Text">{</text:span></text:p>
      <text:p text:style-name="Preformatted_20_Text"><text:span text:style-name="Source_20_Text"><text:s text:c="2"/>"presets": [</text:span></text:p>
      <text:p text:style-name="Preformatted_20_Text"><text:span text:style-name="Source_20_Text"><text:s text:c="4"/>"@babel/preset-env"</text:span></text:p>
      <text:p text:style-name="Preformatted_20_Text"><text:span text:style-name="Source_20_Text"><text:s text:c="2"/>],</text:span></text:p>
      <text:p text:style-name="Preformatted_20_Text"><text:span text:style-name="Source_20_Text"><text:s text:c="2"/>"plugins": [</text:span></text:p>
      <text:p text:style-name="Preformatted_20_Text"><text:span text:style-name="Source_20_Text"><text:s text:c="4"/>"@babel/plugin-transform-runtime"</text:span></text:p>
      <text:p text:style-name="Preformatted_20_Text"><text:span text:style-name="Source_20_Text"><text:s text:c="2"/>]</text:span></text:p>
      <text:p text:style-name="Preformatted_20_Text"><text:span text:style-name="Source_20_Text">}</text:span></text:p>
      <text:list xml:id="list2388683260" text:style-name="L8">
        <text:list-item>
          <text:p text:style-name="P18">Para comenzar a utilizar webpack debemos agregar la siguiente configuración en <text:span text:style-name="Source_20_Text">webpack.config.js</text:span></text:p>
        </text:list-item>
      </text:list>
      <text:p text:style-name="Preformatted_20_Text"><text:span text:style-name="Source_20_Text">{</text:span></text:p>
      <text:p text:style-name="Preformatted_20_Text"><text:span text:style-name="Source_20_Text">...,</text:span></text:p>
      <text:p text:style-name="Preformatted_20_Text"><text:span text:style-name="Source_20_Text">module: {</text:span></text:p>
      <text:p text:style-name="Preformatted_20_Text"><text:span text:style-name="Source_20_Text"><text:s text:c="4"/>rules: [</text:span></text:p>
      <text:p text:style-name="Preformatted_20_Text"><text:span text:style-name="Source_20_Text"><text:s text:c="6"/>{</text:span></text:p>
      <text:p text:style-name="Preformatted_20_Text"><text:span text:style-name="Source_20_Text"><text:s text:c="8"/>// Test declara que extensión de archivos aplicara el loader</text:span></text:p>
      <text:p text:style-name="Preformatted_20_Text"><text:span text:style-name="Source_20_Text"><text:s text:c="8"/>test: /\.js$/,</text:span></text:p>
      <text:p text:style-name="Preformatted_20_Text"><text:span text:style-name="Source_20_Text"><text:s text:c="8"/>// Use es un arreglo u objeto donde dices que loader aplicaras</text:span></text:p>
      <text:p text:style-name="Preformatted_20_Text"><text:span text:style-name="Source_20_Text"><text:s text:c="8"/>use: {</text:span></text:p>
      <text:p text:style-name="Preformatted_20_Text"><text:span text:style-name="Source_20_Text"><text:s text:c="10"/>loader: "babel-loader"</text:span></text:p>
      <text:p text:style-name="Preformatted_20_Text"><text:span text:style-name="Source_20_Text"><text:s text:c="8"/>},</text:span></text:p>
      <text:p text:style-name="Preformatted_20_Text"><text:span text:style-name="Source_20_Text"><text:s text:c="8"/>// Exclude permite omitir archivos o carpetas especificas</text:span></text:p>
      <text:p text:style-name="Preformatted_20_Text"><text:span text:style-name="Source_20_Text"><text:s text:c="8"/>exclude: /node_modules/</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Text_20_body"><text:span text:style-name="Strong_20_Emphasis">RESUMEN:</text:span> Babel te ayuda a transpilar el código JavaScript, a un resultado el cual todos los navegadores lo puedan entender y ejecutar. Trae “extensiones” o plugins las cuales nos permiten tener características más allá del JavaScript común</text:p>
      <text:p text:style-name="Text_20_body"/>
      <text:p text:style-name="Standard"/>
      <text:h text:style-name="Heading_20_2" text:outline-level="2">📘 Loaders para CSS y preprocesadores de CSS</text:h>
      <text:p text:style-name="Text_20_body">&lt;h4&gt;Ideas/conceptos claves&lt;/h4&gt;</text:p>
      <text:p text:style-name="Text_20_body">Un <text:span text:style-name="Strong_20_Emphasis">preprocesador</text:span> CSS es un programa que te permite generar CSS a partir de la syntax única del preprocesador. Existen varios preprocesadores CSS de los cuales escoger, sin embargo, la mayoría de preprocesadores CSS añadirán algunas características que no existen en CSS puro, como variable, mixins, selectores anidados, entre otros. Estas características hacen la estructura de CSS más legible y fácil de mantener.</text:p>
      <text:p text:style-name="Text_20_body"><text:soft-page-break/><text:span text:style-name="Strong_20_Emphasis">post procesadores</text:span> son herramientas que procesan el CSS y lo transforman en una nueva hoja de CSS que le permiten optimizar y automatizar los estilos para los navegadores actuales.</text:p>
      <text:p text:style-name="Text_20_body">&lt;h4&gt;Apuntes&lt;/h4&gt;</text:p>
      <text:list xml:id="list1470989680" text:style-name="L9">
        <text:list-item>
          <text:p text:style-name="P19">Para dar soporte a CSS en webpack debes instalar los siguientes paquetes</text:p>
        </text:list-item>
      </text:list>
      <text:p text:style-name="Text_20_body">Con npm</text:p>
      <text:p text:style-name="Preformatted_20_Text"><text:span text:style-name="Source_20_Text">npm i mini-css-extract-plugin css-loader -D</text:span></text:p>
      <text:p text:style-name="Text_20_body">Con yarn</text:p>
      <text:p text:style-name="Preformatted_20_Text"><text:span text:style-name="Source_20_Text">yarn add mini-css-extract-plugin css-loader -D</text:span></text:p>
      <text:list xml:id="list4029771302" text:style-name="L10">
        <text:list-item>
          <text:p text:style-name="P20">css-loader ⇒ Loader para reconocer CSS</text:p>
        </text:list-item>
        <text:list-item>
          <text:p text:style-name="P20">mini-css-extract-plugin ⇒ Extrae el CSS en archivos</text:p>
        </text:list-item>
        <text:list-item>
          <text:p text:style-name="P20">Para comenzar debemos agregar las configuraciones de webpack</text:p>
        </text:list-item>
      </text:list>
      <text:p text:style-name="Preformatted_20_Text"><text:span text:style-name="Source_20_Text">const MiniCssExtractPlugin = require('mini-css-extract-plugin');</text:span></text:p>
      <text:p text:style-name="Preformatted_20_Text"/>
      <text:p text:style-name="Preformatted_20_Text"><text:span text:style-name="Source_20_Text">module.exports = {</text:span></text:p>
      <text:p text:style-name="Preformatted_20_Text"><text:span text:style-name="Source_20_Text"><text:s text:c="8"/>...,</text:span></text:p>
      <text:p text:style-name="Preformatted_20_Text"><text:span text:style-name="Source_20_Text"><text:s text:c="8"/>module: {</text:span></text:p>
      <text:p text:style-name="Preformatted_20_Text"><text:span text:style-name="Source_20_Text"><text:s text:c="4"/>rules: [</text:span></text:p>
      <text:p text:style-name="Preformatted_20_Text"><text:span text:style-name="Source_20_Text"><text:s text:c="6"/>{</text:span></text:p>
      <text:p text:style-name="Preformatted_20_Text"><text:span text:style-name="Source_20_Text"><text:s text:c="8"/>test: /\.(css|styl)$/i,</text:span></text:p>
      <text:p text:style-name="Preformatted_20_Text"><text:span text:style-name="Source_20_Text"><text:s text:c="8"/>use: [</text:span></text:p>
      <text:p text:style-name="Preformatted_20_Text"><text:span text:style-name="Source_20_Text"><text:s text:c="10"/>MiniCssExtractPlugin.loader,</text:span></text:p>
      <text:p text:style-name="Preformatted_20_Text"><text:span text:style-name="Source_20_Text"><text:s text:c="10"/>"css-loader",</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2"/>plugins: [</text:span></text:p>
      <text:p text:style-name="Preformatted_20_Text"><text:span text:style-name="Source_20_Text"><text:s text:c="16"/>...</text:span></text:p>
      <text:p text:style-name="Preformatted_20_Text"><text:span text:style-name="Source_20_Text"><text:s text:c="4"/>new MiniCssExtractPlugin(),</text:span></text:p>
      <text:p text:style-name="Preformatted_20_Text"><text:span text:style-name="Source_20_Text"><text:s text:c="2"/>]</text:span></text:p>
      <text:p text:style-name="Preformatted_20_Text"><text:span text:style-name="Source_20_Text">}</text:span></text:p>
      <text:list xml:id="list2364399560" text:style-name="L11">
        <text:list-item>
          <text:p text:style-name="P21">Si deseamos posteriormente podemos agregar herramientas poderosas de CSS como ser:</text:p>
          <text:list>
            <text:list-item>
              <text:p text:style-name="P21"><text:span text:style-name="Strong_20_Emphasis">pre procesadores</text:span></text:p>
              <text:list>
                <text:list-item>
                  <text:p text:style-name="P21">Sass</text:p>
                </text:list-item>
                <text:list-item>
                  <text:p text:style-name="P21">Less</text:p>
                </text:list-item>
                <text:list-item>
                  <text:p text:style-name="P21">Stylus</text:p>
                </text:list-item>
              </text:list>
            </text:list-item>
            <text:list-item>
              <text:p text:style-name="P21"><text:span text:style-name="Strong_20_Emphasis">post procesadores</text:span></text:p>
              <text:list>
                <text:list-item>
                  <text:p text:style-name="P21">Post CSS</text:p>
                </text:list-item>
              </text:list>
            </text:list-item>
          </text:list>
        </text:list-item>
      </text:list>
      <text:p text:style-name="Text_20_body"><text:span text:style-name="Strong_20_Emphasis">RESUMEN:</text:span> Puedes dar soporte a CSS en webpack mediante loaders y plugins, además que puedes dar superpoderes al mismo con las nuevas herramientas conocidas como pre procesadores y post procesadores</text:p>
      <text:p text:style-name="Standard"/>
      <text:p text:style-name="Standard"/>
      <text:p text:style-name="Standard"/>
      <text:p text:style-name="Standard"/>
      <text:h text:style-name="Heading_20_2" text:outline-level="2"><text:soft-page-break/>🗂️ Copia de archivos con Webpack</text:h>
      <text:p text:style-name="Text_20_body">&lt;h4&gt;Apuntes&lt;/h4&gt;</text:p>
      <text:list xml:id="list2953527574" text:style-name="L12">
        <text:list-item>
          <text:p text:style-name="P22">Si tienes la necesidad de mover un archivo o directorio a tu proyecto final podemos usar un plugin llamado “<text:span text:style-name="Strong_20_Emphasis">copy-webpack-plugin</text:span>”</text:p>
        </text:list-item>
        <text:list-item>
          <text:p text:style-name="P22">Para instalarlo debemos ejecutar el comando</text:p>
        </text:list-item>
      </text:list>
      <text:p text:style-name="Text_20_body">Para npm</text:p>
      <text:p text:style-name="Preformatted_20_Text"><text:span text:style-name="Source_20_Text">npm i copy-webpack-plugin -D</text:span></text:p>
      <text:p text:style-name="Text_20_body">Para yarn</text:p>
      <text:p text:style-name="Preformatted_20_Text"><text:span text:style-name="Source_20_Text">yarn add copy-webpack-plugin -D</text:span></text:p>
      <text:list xml:id="list290727871" text:style-name="L13">
        <text:list-item>
          <text:p text:style-name="P23">Para poder comenzar a usarlo debemos agregar estas configuraciones a <text:span text:style-name="Source_20_Text">webpack.config.js</text:span></text:p>
        </text:list-item>
      </text:list>
      <text:p text:style-name="Preformatted_20_Text"><text:span text:style-name="Source_20_Text">...</text:span></text:p>
      <text:p text:style-name="Preformatted_20_Text"><text:span text:style-name="Source_20_Text">const CopyPlugin = require('copy-webpack-plugin');</text:span></text:p>
      <text:p text:style-name="Preformatted_20_Text"/>
      <text:p text:style-name="Preformatted_20_Text"><text:span text:style-name="Source_20_Text">module.exports = {</text:span></text:p>
      <text:p text:style-name="Preformatted_20_Text"><text:span text:style-name="Source_20_Text"><text:s text:c="8"/>...</text:span></text:p>
      <text:p text:style-name="Preformatted_20_Text"><text:span text:style-name="Source_20_Text"><text:s text:c="2"/>plugins: [</text:span></text:p>
      <text:p text:style-name="Preformatted_20_Text"><text:span text:style-name="Source_20_Text"><text:s text:c="4"/>new CopyPlugin({</text:span></text:p>
      <text:p text:style-name="Preformatted_20_Text"><text:span text:style-name="Source_20_Text"><text:s text:c="6"/>patterns: [</text:span></text:p>
      <text:p text:style-name="Preformatted_20_Text"><text:span text:style-name="Source_20_Text"><text:s text:c="8"/>{</text:span></text:p>
      <text:p text:style-name="Preformatted_20_Text"><text:span text:style-name="Source_20_Text"><text:s text:c="10"/>from: path.resolve(__dirname, "src", "assets/images"),</text:span></text:p>
      <text:p text:style-name="Preformatted_20_Text"><text:span text:style-name="Source_20_Text"><text:s text:c="10"/>to: "assets/images"</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list xml:id="list3225279865" text:style-name="L14">
        <text:list-item>
          <text:p text:style-name="P24">Es importante las propiedades from y to</text:p>
          <text:list>
            <text:list-item>
              <text:p text:style-name="P24"><text:span text:style-name="Strong_20_Emphasis">From</text:span> ⇒ que recurso (archivo o directorio) deseamos copiar al directorio final</text:p>
            </text:list-item>
            <text:list-item>
              <text:p text:style-name="P24"><text:span text:style-name="Strong_20_Emphasis">To</text:span> ⇒ en que ruta dentro de la carpeta final terminara los recursos</text:p>
            </text:list-item>
          </text:list>
        </text:list-item>
      </text:list>
      <text:p text:style-name="Standard"/>
      <text:p text:style-name="Standard"/>
      <text:h text:style-name="Heading_20_2" text:outline-level="2">🎴 Loaders de imágenes</text:h>
      <text:p text:style-name="Text_20_body">&lt;h4&gt;Apuntes&lt;/h4&gt;</text:p>
      <text:list xml:id="list3330442077" text:style-name="L15">
        <text:list-item>
          <text:p text:style-name="P25">Puedes usar una forma de importar las imágenes haciendo un import de las mismas y generando una variable</text:p>
        </text:list-item>
        <text:list-item>
          <text:p text:style-name="P25">No es necesario instalar ninguna dependencia, webpack ya lo tiene incluido debemos agregar la siguiente configuración</text:p>
        </text:list-item>
      </text:list>
      <text:p text:style-name="Preformatted_20_Text"><text:span text:style-name="Source_20_Text">module.exports = {</text:span></text:p>
      <text:p text:style-name="Preformatted_20_Text"><text:span text:style-name="Source_20_Text"><text:s text:c="8"/>...</text:span></text:p>
      <text:p text:style-name="Preformatted_20_Text"><text:span text:style-name="Source_20_Text"><text:s text:c="2"/>module: {</text:span></text:p>
      <text:p text:style-name="Preformatted_20_Text"><text:span text:style-name="Source_20_Text"><text:s text:c="4"/>rules: [</text:span></text:p>
      <text:p text:style-name="Preformatted_20_Text"><text:span text:style-name="Source_20_Text"><text:s text:c="6"/>{</text:span></text:p>
      <text:p text:style-name="Preformatted_20_Text"><text:span text:style-name="Source_20_Text"><text:s text:c="8"/>test: /\.png/,</text:span></text:p>
      <text:p text:style-name="Preformatted_20_Text"><text:span text:style-name="Source_20_Text"><text:s text:c="8"/>type: "asset/resource"</text:span></text:p>
      <text:p text:style-name="Preformatted_20_Text"><text:span text:style-name="Source_20_Text"><text:s text:c="6"/>}</text:span></text:p>
      <text:p text:style-name="Preformatted_20_Text"><text:span text:style-name="Source_20_Text"><text:s text:c="4"/>]</text:span></text:p>
      <text:p text:style-name="Preformatted_20_Text"><text:soft-page-break/><text:span text:style-name="Source_20_Text"><text:s text:c="2"/>},</text:span></text:p>
      <text:p text:style-name="Preformatted_20_Text"><text:span text:style-name="Source_20_Text">}</text:span></text:p>
      <text:list xml:id="list2197573727" text:style-name="L16">
        <text:list-item>
          <text:p text:style-name="P26">Para empezar a usar esta configuración debemos importar la imagen de la siguiente forma</text:p>
        </text:list-item>
      </text:list>
      <text:p text:style-name="Preformatted_20_Text"><text:span text:style-name="Source_20_Text">import github from '../assets/images/github.png';</text:span></text:p>
      <text:p text:style-name="Standard"/>
      <text:p text:style-name="Standard"/>
      <text:h text:style-name="Heading_20_2" text:outline-level="2">🔤 Loaders de fuentes</text:h>
      <text:p text:style-name="Text_20_body">&lt;h4&gt;Apuntes&lt;/h4&gt;</text:p>
      <text:list xml:id="list2462401235" text:style-name="L17">
        <text:list-item>
          <text:p text:style-name="P27">Cuando utilizamos fuentes externas una buena práctica es descargarlas a nuestro proyecto</text:p>
          <text:list>
            <text:list-item>
              <text:p text:style-name="P27">Debido a que no hara un llamado a otros sitios</text:p>
            </text:list-item>
          </text:list>
        </text:list-item>
        <text:list-item>
          <text:p text:style-name="P27">Por ello es importante usarlo dentro de webpack</text:p>
        </text:list-item>
        <text:list-item>
          <text:p text:style-name="P27">Para esta tarea instalaras y usaras “file-loader” y “url-loader”</text:p>
        </text:list-item>
      </text:list>
      <text:p text:style-name="Text_20_body">instalación con NPM</text:p>
      <text:p text:style-name="Preformatted_20_Text"><text:span text:style-name="Source_20_Text">npm install url-loader file-loader -D</text:span></text:p>
      <text:p text:style-name="Text_20_body">instalación con YARN</text:p>
      <text:p text:style-name="Preformatted_20_Text"><text:span text:style-name="Source_20_Text">yarn add url-loader file-loader -D</text:span></text:p>
      <text:list xml:id="list2840527314" text:style-name="L18">
        <text:list-item>
          <text:p text:style-name="P28">Para aplicar esta configuración debes agregar la siguiente información</text:p>
        </text:list-item>
      </text:list>
      <text:p text:style-name="Preformatted_20_Text"><text:span text:style-name="Source_20_Text">module.exports = {</text:span></text:p>
      <text:p text:style-name="Preformatted_20_Text"><text:span text:style-name="Source_20_Text"><text:s text:c="8"/>...</text:span></text:p>
      <text:p text:style-name="Preformatted_20_Text"><text:span text:style-name="Source_20_Text"><text:s text:c="2"/>module: {</text:span></text:p>
      <text:p text:style-name="Preformatted_20_Text"><text:span text:style-name="Source_20_Text"><text:s text:c="4"/>rules: [</text:span></text:p>
      <text:p text:style-name="Preformatted_20_Text"><text:span text:style-name="Source_20_Text"><text:s text:c="24"/>...</text:span></text:p>
      <text:p text:style-name="Preformatted_20_Text"><text:span text:style-name="Source_20_Text"><text:s text:c="5"/>{</text:span></text:p>
      <text:p text:style-name="Standard"><text:s text:c="11"/>  test: /\.(woff|woff2)$/i,  // Tipos de fuentes a incluir</text:p>
      <text:p text:style-name="Standard"><text:s text:c="11"/>  type: 'asset/resource',  // Tipo de módulo a usar (este mismo puede ser usado para archivos <text:s text:c="7"/><text:tab/>de imágenes)</text:p>
      <text:p text:style-name="Standard">  <text:tab/>generator: {</text:p>
      <text:p text:style-name="Standard">    <text:tab/>filename: 'static/fonts/[hash][ext][query]',  // Directorio de salida</text:p>
      <text:p text:style-name="Standard"> <text:tab/> <text:s text:c="2"/>},</text:p>
      <text:p text:style-name="Standard"><text:s text:c="10"/>},</text:p>
      <text:p text:style-name="P5"><text:span text:style-name="Source_20_Text"/></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 text:c="8"/>...</text:span></text:p>
      <text:p text:style-name="Preformatted_20_Text"><text:span text:style-name="Source_20_Text">}</text:span></text:p>
      <text:p text:style-name="P6"><text:span text:style-name="Source_20_Text"><text:span text:style-name="T5">este codigo no es el del profesor,porque se ve que se actualizo,pero este es el que funciona</text:span></text:span></text:p>
      <text:p text:style-name="P6"><text:span text:style-name="Source_20_Text"/></text:p>
      <text:list xml:id="list1697563848" text:style-name="L19">
        <text:list-item>
          <text:p text:style-name="P29">Es importante que dentro de los estilos agregues @font-face</text:p>
        </text:list-item>
      </text:list>
      <text:p text:style-name="Preformatted_20_Text"><text:span text:style-name="Source_20_Text">@font-face {</text:span></text:p>
      <text:p text:style-name="Preformatted_20_Text"><text:span text:style-name="Source_20_Text"><text:s text:c="8"/>font-family: "Ubuntu";</text:span></text:p>
      <text:p text:style-name="Preformatted_20_Text"><text:span text:style-name="Source_20_Text"><text:s text:c="8"/>src: url("../assets/fonts/ubuntu-regular.woff2") format('woff2'),</text:span></text:p>
      <text:p text:style-name="Preformatted_20_Text"><text:span text:style-name="Source_20_Text"><text:s text:c="25"/>url("../assets/fonts/ubuntu-regular.woff") format('woff');</text:span></text:p>
      <text:p text:style-name="Preformatted_20_Text"><text:span text:style-name="Source_20_Text"><text:s text:c="8"/>font-weight: 400;</text:span></text:p>
      <text:p text:style-name="Preformatted_20_Text"><text:span text:style-name="Source_20_Text"><text:s text:c="8"/>font-style: normal;</text:span></text:p>
      <text:p text:style-name="Preformatted_20_Text"><text:span text:style-name="Source_20_Text">}</text:span></text:p>
      <text:p text:style-name="Standard"/>
      <text:p text:style-name="Standard"/>
      <text:h text:style-name="Heading_20_2" text:outline-level="2"><text:soft-page-break/>🤔 ¿Por qué es importante usar Hashes en nuestros archivos?</text:h>
      <text:list xml:id="list3472988441" text:style-name="L20">
        <text:list-item>
          <text:p text:style-name="P30">Los recursos que se guardan en memoria cache suceden cuando el navegador entra a un sitio por primera vez detecta los recursos y los guarda. Por ello la siguiente vez sera mucho más rápido porque estarán en memoria</text:p>
          <text:list>
            <text:list-item>
              <text:p text:style-name="P30">La desventaja esta cuando sacamos una nueva versión, porque tendrán un mismo nombre evitando que se descargue los nuevos cambios, por lo tanto, el usuario no recibirá los nuevos cambios</text:p>
            </text:list-item>
            <text:list-item>
              <text:p text:style-name="P30">Para que no haya conflictos con la cache una vez que tengamos nuestro proyecto en producción es importante darles un hash para cada nueva versión</text:p>
            </text:list-item>
          </text:list>
        </text:list-item>
      </text:list>
      <text:p text:style-name="Standard"/>
      <text:h text:style-name="Heading_20_2" text:outline-level="2">🔑 Variables de entorno</text:h>
      <text:p text:style-name="Text_20_body">&lt;h4&gt;Apuntes&lt;/h4&gt;</text:p>
      <text:list xml:id="list102520489" text:style-name="L21">
        <text:list-item>
          <text:p text:style-name="P31">Es importante considerar las variables de entorno va a ser un espacio seguro donde podemos guardar datos sensibles</text:p>
          <text:list>
            <text:list-item>
              <text:p text:style-name="P31">Por ejemplo, subir llaves al repositorio no es buena idea cuando tienes un proyecto open source</text:p>
            </text:list-item>
          </text:list>
        </text:list-item>
        <text:list-item>
          <text:p text:style-name="P31">Para instalar debemos correr el comando</text:p>
        </text:list-item>
      </text:list>
      <text:p text:style-name="Text_20_body">NPM</text:p>
      <text:p text:style-name="Preformatted_20_Text"><text:span text:style-name="Source_20_Text">npm install -D dotenv-webpack</text:span></text:p>
      <text:p text:style-name="Text_20_body">YARN</text:p>
      <text:p text:style-name="Preformatted_20_Text"><text:span text:style-name="Source_20_Text">yarn add -D dotenv-webpack</text:span></text:p>
      <text:list xml:id="list3325730831" text:style-name="L22">
        <text:list-item>
          <text:p text:style-name="P32">Posteriormente debemos crear un archivo <text:span text:style-name="Source_20_Text">.env</text:span> donde estarán la clave para acceder a la misma y el valor que contendrán</text:p>
          <text:p text:style-name="P8"><text:span text:style-name="Source_20_Text"># Ejemplo</text:span></text:p>
          <text:p text:style-name="P8"><text:span text:style-name="Source_20_Text">API=https://randomuser.me/api/</text:span></text:p>
          <text:list>
            <text:list-item>
              <text:p text:style-name="P32">Es buena idea tener un archivo de ejemplo donde, el mismo si se pueda subir al repositorio como muestra de que campos van a ir</text:p>
            </text:list-item>
          </text:list>
        </text:list-item>
        <text:list-item>
          <text:p text:style-name="P32">Una vez creado el archivo <text:span text:style-name="Source_20_Text">.env</text:span> debemos agregar la siguiente configuración en <text:span text:style-name="Source_20_Text">webpack.config.js</text:span></text:p>
        </text:list-item>
      </text:list>
      <text:p text:style-name="Preformatted_20_Text"><text:span text:style-name="Source_20_Text">...</text:span></text:p>
      <text:p text:style-name="Preformatted_20_Text"><text:span text:style-name="Source_20_Text">const Dotenv = require('dotenv-webpack');</text:span></text:p>
      <text:p text:style-name="Preformatted_20_Text"><text:span text:style-name="Source_20_Text">module.exports = {</text:span></text:p>
      <text:p text:style-name="Preformatted_20_Text"><text:span text:style-name="Source_20_Text"><text:s text:c="8"/>...</text:span></text:p>
      <text:p text:style-name="Preformatted_20_Text"><text:span text:style-name="Source_20_Text"><text:s text:c="8"/>plugins: [</text:span></text:p>
      <text:p text:style-name="Preformatted_20_Text"><text:span text:style-name="Source_20_Text"><text:s text:c="16"/>new Dotenv()</text:span></text:p>
      <text:p text:style-name="Preformatted_20_Text"><text:span text:style-name="Source_20_Text"><text:s text:c="2"/>],</text:span></text:p>
      <text:p text:style-name="Preformatted_20_Text"><text:span text:style-name="Source_20_Text">}</text:span></text:p>
      <text:list xml:id="list2057228022" text:style-name="L23">
        <text:list-item>
          <text:p text:style-name="P33">dotenv-webpack ⇒ Leera el archivo <text:span text:style-name="Source_20_Text">.env</text:span> por defecto y lo agregar a nuestro proyecto</text:p>
        </text:list-item>
        <text:list-item>
          <text:p text:style-name="P33">Para usarlas debes hacer lo siguiente</text:p>
        </text:list-item>
      </text:list>
      <text:p text:style-name="Preformatted_20_Text"><text:span text:style-name="Source_20_Text">const nombre = process.env.NOMBRE_VARIABLE;</text:span></text:p>
      <text:list xml:id="list377707717" text:style-name="L24">
        <text:list-item>
          <text:p text:style-name="P34">Toda la configuración se podrá acceder desde <text:span text:style-name="Source_20_Text">process.env</text:span></text:p>
        </text:list-item>
      </text:list>
      <text:p text:style-name="Text_20_body"/>
      <text:p text:style-name="Text_20_body"><text:soft-page-break/>Es importante saber que las variables de entorno (NODE js),</text:p>
      <text:p text:style-name="Preformatted_20_Text"><text:span text:style-name="Source_20_Text">.env</text:span></text:p>
      <text:p text:style-name="Text_20_body">por convencion se escriben en Mayuscula y con formato SNAKE_CASE</text:p>
      <text:p text:style-name="Preformatted_20_Text"><text:span text:style-name="Source_20_Text">process.env.API_APP</text:span></text:p>
      <text:p text:style-name="Standard"/>
      <text:p text:style-name="Standard"/>
      <text:h text:style-name="Heading_20_2" text:outline-level="2"><text:span text:style-name="ins">Webpack en modo desarrollo</text:span></text:h>
      <text:list xml:id="list4036681547" text:style-name="L25">
        <text:list-item>
          <text:p text:style-name="P35">Creamos un nuevo archivo:<text:line-break/><text:span text:style-name="Strong_20_Emphasis">webpack.config.dev.js</text:span></text:p>
        </text:list-item>
        <text:list-item>
          <text:p text:style-name="P35">Copiamos todo lo de <text:span text:style-name="Strong_20_Emphasis">webpack.config.js</text:span> a el archivo que acabamos de crear.</text:p>
        </text:list-item>
        <text:list-item>
          <text:p text:style-name="P35">Borramos o comentamos el siguiente código, ya que no necesitamos optimizar para el modo de desarrollo (Queremos ver cuando funcionan las cosas).</text:p>
        </text:list-item>
      </text:list>
      <text:p text:style-name="Preformatted_20_Text"><text:span text:style-name="Source_20_Text"><text:s text:c="4"/>optimization: {</text:span></text:p>
      <text:p text:style-name="Preformatted_20_Text"><text:span text:style-name="Source_20_Text"><text:s text:c="8"/>minimize: true,</text:span></text:p>
      <text:p text:style-name="Preformatted_20_Text"><text:span text:style-name="Source_20_Text"><text:s text:c="8"/>minimizer: [</text:span></text:p>
      <text:p text:style-name="Preformatted_20_Text"><text:span text:style-name="Source_20_Text"><text:s text:c="12"/>new CssMinimizerPlugin(),</text:span></text:p>
      <text:p text:style-name="Preformatted_20_Text"><text:span text:style-name="Source_20_Text"><text:s text:c="12"/>new TerserPlugin()</text:span></text:p>
      <text:p text:style-name="Preformatted_20_Text"><text:span text:style-name="Source_20_Text"><text:s text:c="8"/>]</text:span></text:p>
      <text:p text:style-name="Preformatted_20_Text"><text:span text:style-name="Source_20_Text"><text:s text:c="4"/>}</text:span></text:p>
      <text:p text:style-name="Text_20_body">También borramos o comentamos por la misma razón:</text:p>
      <text:p text:style-name="Preformatted_20_Text"><text:span text:style-name="Source_20_Text">const CssMinimizerPlugin = require('css-minimizer-webpack-plugin');</text:span></text:p>
      <text:p text:style-name="Preformatted_20_Text"><text:span text:style-name="Source_20_Text">const TerserPlugin = require('terser-webpack-plugin')</text:span></text:p>
      <text:list xml:id="list3292632369" text:style-name="L26">
        <text:list-item>
          <text:p text:style-name="P36">Seguido del atributo output añadimos:</text:p>
        </text:list-item>
      </text:list>
      <text:p text:style-name="Preformatted_20_Text"><text:span text:style-name="Source_20_Text">output: {</text:span></text:p>
      <text:p text:style-name="Preformatted_20_Text"><text:span text:style-name="Source_20_Text">},</text:span></text:p>
      <text:p text:style-name="Preformatted_20_Text"><text:span text:style-name="Source_20_Text">mode: 'development',</text:span></text:p>
      <text:list xml:id="list4280076474" text:style-name="L27">
        <text:list-item>
          <text:p text:style-name="P37">En package.json:</text:p>
        </text:list-item>
      </text:list>
      <text:p text:style-name="Preformatted_20_Text"><text:span text:style-name="Source_20_Text">"dev": "webpack --config webpack.config.dev.js" </text:span></text:p>
      <text:list xml:id="list2492568220" text:style-name="L28">
        <text:list-item>
          <text:p text:style-name="P38">y ejecutamos <text:span text:style-name="Strong_20_Emphasis">npm run dev</text:span></text:p>
        </text:list-item>
      </text:list>
      <text:p text:style-name="Standard"/>
      <text:h text:style-name="Heading_20_2" text:outline-level="2">🏭 Webpack en modo producción</text:h>
      <text:p text:style-name="Text_20_body">&lt;h4&gt;Apuntes&lt;/h4&gt;</text:p>
      <text:list xml:id="list1985057905" text:style-name="L29">
        <text:list-item>
          <text:p text:style-name="P39">Actualmente tenemos el problema de tener varios archivos repetidos los cuales se fueron acumulando por compilaciones anteriores</text:p>
        </text:list-item>
        <text:list-item>
          <text:p text:style-name="P39">Para ello puedes limpiar la carpeta cada vez que hacemos un build, usando <text:span text:style-name="Strong_20_Emphasis">clean-webpack-plugin</text:span></text:p>
          <text:list>
            <text:list-item>
              <text:p text:style-name="P39">Cabe recalcar que esta característica es mucho más util para la configuración de producción</text:p>
            </text:list-item>
          </text:list>
        </text:list-item>
        <text:list-item>
          <text:p text:style-name="P39">Para instalarlo debes correr el siguiente comando:</text:p>
        </text:list-item>
      </text:list>
      <text:p text:style-name="Text_20_body">NPM</text:p>
      <text:p text:style-name="Preformatted_20_Text"><text:span text:style-name="Source_20_Text">npm install -D clean-webpack-plugin</text:span></text:p>
      <text:p text:style-name="Text_20_body">YARN</text:p>
      <text:p text:style-name="Preformatted_20_Text"><text:span text:style-name="Source_20_Text">yarn add -D clean-webpack-plugin</text:span></text:p>
      <text:list xml:id="list1537088937" text:style-name="L30">
        <text:list-item>
          <text:p text:style-name="P40"><text:soft-page-break/>Para agregarlo a nuestra configuración de webpack agregamos los siguientes cambios a webpack.config.js</text:p>
        </text:list-item>
      </text:list>
      <text:p text:style-name="Preformatted_20_Text"><text:span text:style-name="Source_20_Text">...</text:span></text:p>
      <text:p text:style-name="Preformatted_20_Text"><text:span text:style-name="Source_20_Text">const { CleanWebpackPlugin } = require('clean-webpack-plugin');</text:span></text:p>
      <text:p text:style-name="Preformatted_20_Text"><text:span text:style-name="Source_20_Text">module.exports = {</text:span></text:p>
      <text:p text:style-name="Preformatted_20_Text"><text:span text:style-name="Source_20_Text"><text:s text:c="8"/>...</text:span></text:p>
      <text:p text:style-name="Preformatted_20_Text"><text:span text:style-name="Source_20_Text"><text:s text:c="8"/>plugins: [</text:span></text:p>
      <text:p text:style-name="Preformatted_20_Text"><text:span text:style-name="Source_20_Text"><text:s text:c="16"/>...</text:span></text:p>
      <text:p text:style-name="Preformatted_20_Text"><text:span text:style-name="Source_20_Text"><text:s text:c="16"/>new CleanWebpackPlugin()</text:span></text:p>
      <text:p text:style-name="Preformatted_20_Text"><text:span text:style-name="Source_20_Text"><text:s text:c="8"/>]</text:span></text:p>
      <text:p text:style-name="Preformatted_20_Text"><text:span text:style-name="Source_20_Text">}</text:span></text:p>
      <text:p text:style-name="Standard"/>
      <text:p text:style-name="Standard"/>
      <text:h text:style-name="Heading_20_2" text:outline-level="2">👀 Webpack Watch</text:h>
      <text:p text:style-name="Text_20_body">&lt;h4&gt;Apuntes&lt;/h4&gt;</text:p>
      <text:list xml:id="list2428037605" text:style-name="L31">
        <text:list-item>
          <text:p text:style-name="P41">El modo watch hace que nuestro proyecto se compile de forma automática</text:p>
          <text:list>
            <text:list-item>
              <text:p text:style-name="P41">Es decir que está atento a cambios</text:p>
            </text:list-item>
          </text:list>
        </text:list-item>
        <text:list-item>
          <text:p text:style-name="P41">Para habilitarlo debemos agregar lo siguiente en la configuración de webpack</text:p>
        </text:list-item>
      </text:list>
      <text:p text:style-name="Preformatted_20_Text"><text:span text:style-name="Source_20_Text">module.exports = {</text:span></text:p>
      <text:p text:style-name="Preformatted_20_Text"><text:span text:style-name="Source_20_Text"><text:s text:c="8"/>...</text:span></text:p>
      <text:p text:style-name="Preformatted_20_Text"><text:span text:style-name="Source_20_Text"><text:s text:c="8"/>watch: true</text:span></text:p>
      <text:p text:style-name="Preformatted_20_Text"><text:span text:style-name="Source_20_Text">}</text:span></text:p>
      <text:list xml:id="list48360684" text:style-name="L32">
        <text:list-item>
          <text:p text:style-name="P42">Cada vez que haya un cambio hara un build automático</text:p>
        </text:list-item>
        <text:list-item>
          <text:p text:style-name="P42">Otra manera es mandar la opción mediante parámetros de consola en <text:span text:style-name="Source_20_Text">package.json</text:span></text:p>
        </text:list-item>
      </text:list>
      <text:p text:style-name="Preformatted_20_Text"><text:span text:style-name="Source_20_Text">{</text:span></text:p>
      <text:p text:style-name="Preformatted_20_Text"><text:span text:style-name="Source_20_Text"><text:s text:c="8"/>"scripts": {</text:span></text:p>
      <text:p text:style-name="Preformatted_20_Text"><text:span text:style-name="Source_20_Text"><text:s text:c="16"/>"dev:watch": "webpack --config webpack.config.dev.js --watch"</text:span></text:p>
      <text:p text:style-name="Preformatted_20_Text"><text:span text:style-name="Source_20_Text"><text:s text:c="8"/>}</text:span></text:p>
      <text:p text:style-name="Preformatted_20_Text"><text:span text:style-name="Source_20_Text">}</text:span></text:p>
      <text:list xml:id="list248796395" text:style-name="L33">
        <text:list-item>
          <text:p text:style-name="P43">Vale la pena recordar que si aplicamos en modo producción se tomara más tiempo porque se optimizaran los recursos</text:p>
          <text:list>
            <text:list-item>
              <text:p text:style-name="P43">Por ello en modo desarrollo se salta ese paso y es más rápido la compilación</text:p>
            </text:list-item>
          </text:list>
        </text:list-item>
      </text:list>
      <text:p text:style-name="P2"/>
      <text:p text:style-name="P3">subir el proyecto a Netlify</text:p>
      <text:p text:style-name="Text_20_body">Lo primero que debemos hacer es crear una cuenta en Netlify. Lo siguiente es crear un archivo en la raíz del proyecto llamado <text:span text:style-name="Strong_20_Emphasis">netlify.toml</text:span> el cual va a llevar la siguiente configuración:</text:p>
      <text:p text:style-name="Preformatted_20_Text"><text:span text:style-name="Source_20_Text">## **netlify.toml**</text:span></text:p>
      <text:p text:style-name="Preformatted_20_Text"><text:span text:style-name="Source_20_Text">[build]</text:span></text:p>
      <text:p text:style-name="Preformatted_20_Text"><text:span text:style-name="Source_20_Text"><text:s text:c="4"/>publish = "dist" // ¿cual va a ser la carpeta a publicar?</text:span></text:p>
      <text:p text:style-name="Preformatted_20_Text"><text:span text:style-name="Source_20_Text"><text:s text:c="4"/>command = "npm run build" // Comando a ejecutar para el deploy</text:span></text:p>
      <text:p text:style-name="Text_20_body">Para el siguiente paso debemos ya tener nuestro repositorio en algún servicio de la nube, como Github. Ahora, vamos a la pagina de Netlify para crear el nuevo sitio.</text:p>
      <text:p text:style-name="Text_20_body">Crear nuevo sitio → Seleccionar nube (Github) → Elegir repositorio y rama a subir → Deploy</text:p>
      <text:p text:style-name="Text_20_body"><text:soft-page-break/>Apartir de ahora Netlify nos levanta el servidor de manera gratuita, este proceso puede ser lento ya que es un servicio gratuito. En el summary de nuestro deploy podemos ver el log del build donde podriamos ver los errores presentes.</text:p>
      <text:p text:style-name="Text_20_body">En el proyecto actual, al hacer uso de una variable de entorno, necesitamos realizar la siguiente configuración para que Netlify pueda trabajar con ella: Creamos una carpeta llamada <text:span text:style-name="Strong_20_Emphasis">scripts/</text:span> y adentro de esta carpeta vamos a crear un archivo llamado <text:span text:style-name="Strong_20_Emphasis">create-env.js</text:span>. En este archivo vamos a colocar este código</text:p>
      <text:p text:style-name="Preformatted_20_Text"><text:span text:style-name="Source_20_Text">// **create-env.js**</text:span></text:p>
      <text:p text:style-name="Preformatted_20_Text"/>
      <text:p text:style-name="Preformatted_20_Text"><text:span text:style-name="Source_20_Text">const fs = require('fs'); // fs = file system</text:span></text:p>
      <text:p text:style-name="Preformatted_20_Text"/>
      <text:p text:style-name="Preformatted_20_Text"><text:span text:style-name="Source_20_Text">// fs.writeFileSync("path", `argumento a crear`);</text:span></text:p>
      <text:p text:style-name="Preformatted_20_Text"><text:span text:style-name="Source_20_Text">fs.writeFileSync("./.env", `API=${process.env.API}\n`);</text:span></text:p>
      <text:p text:style-name="Text_20_body">Pero ¿de dónde vamos a obtener/setear el process.env? Lo vamos a asignar en netlify, en nuestro deploy vamos a buscar la Sección de <text:span text:style-name="Strong_20_Emphasis">Enviroment</text:span> → <text:span text:style-name="Strong_20_Emphasis">Enviroment Variables → Edit Variables</text:span>. En nuestro caso la llamaremos API y asignaremos el valor de nuestro API: <text:a xlink:type="simple" xlink:href="https://randomuser.me/api/" office:target-frame-name="_blank" xlink:show="new" text:style-name="Internet_20_link" text:visited-style-name="Visited_20_Internet_20_Link">https://randomuser.me/api/</text:a></text:p>
      <text:p text:style-name="Text_20_body">Ahora, debemos ejecutar este script antes de ejecutar el comando de build, para que sea enviado a netlify. Vamos a nuestro <text:span text:style-name="Strong_20_Emphasis">package.json</text:span> y vamos a modificar el script build de la siguiente manera:</text:p>
      <text:p text:style-name="Preformatted_20_Text"><text:span text:style-name="Source_20_Text">"scripts": {</text:span></text:p>
      <text:p text:style-name="Preformatted_20_Text"><text:span text:style-name="Source_20_Text"><text:s text:c="4"/>...</text:span></text:p>
      <text:p text:style-name="Preformatted_20_Text"><text:span text:style-name="Source_20_Text"><text:s text:c="4"/>"build": "node ./scripts/create-env.js &amp;&amp; webpack --config webpack.config.js",</text:span></text:p>
      <text:p text:style-name="Preformatted_20_Text"><text:span text:style-name="Source_20_Text"><text:s text:c="2"/>}</text:span></text:p>
      <text:p text:style-name="Text_20_body">⚠️<text:span text:style-name="Strong_20_Emphasis">Cuidado al anidar la ejecución de scripts, porque si el primero en ejecutarse lo hace como demonio, puede causar un problema ya que no va a ejecutarse el segundo script.</text:span></text:p>
      <text:p text:style-name="Text_20_body">Luego de todos estos cambios debemos empujarlos a la nube ✌🏻</text:p>
      <text:p text:style-name="Standard"/>
      <text:p text:style-name="Standard"/>
      <text:h text:style-name="Heading_20_3" text:outline-level="3">18.-Deploy a Netlify <text:span text:style-name="T6">(de nuevo el mismo tema por las dudas).</text:span></text:h>
      <text:p text:style-name="Text_20_body">.<text:line-break/>Permite desplegar los sitios de manera amigable, conectándonos con el repo que estemos usando, aceptar permisos, etc.</text:p>
      <text:list xml:id="list566339501" text:style-name="L34">
        <text:list-item>
          <text:p text:style-name="P44">Crear cuenta.</text:p>
        </text:list-item>
        <text:list-item>
          <text:p text:style-name="P44">Conectar nuestro repositorio. No sin antes mandar el proyecto al repositorio en cuestión.</text:p>
        </text:list-item>
        <text:list-item>
          <text:p text:style-name="P44">Para configurarlo hacemos lo siguiente:</text:p>
          <text:list>
            <text:list-item>
              <text:p text:style-name="P44">Creamos un archivo que nos ayude a tener la configuración. El archivo se llamara netlify.toml y dentro ponemos lo siguiente.</text:p>
            </text:list-item>
          </text:list>
          <text:p text:style-name="P9"><text:span text:style-name="Source_20_Text">[build]</text:span></text:p>
          <text:p text:style-name="P9"><text:span text:style-name="Source_20_Text"><text:s text:c="2"/>publish = "dist" <text:s/>//Que carpeta desplegamos</text:span></text:p>
          <text:p text:style-name="P9"><text:span text:style-name="Source_20_Text"><text:s text:c="2"/>command = "npm run build" <text:s/>//Que comando usamos</text:span></text:p>
          <text:list text:continue-numbering="true">
            <text:list-item>
              <text:p text:style-name="P44">Subimos los cambios al repo haciendo el push correspondiente.</text:p>
            </text:list-item>
          </text:list>
        </text:list-item>
        <text:list-item>
          <text:p text:style-name="P44">Configuración en netlify:</text:p>
          <text:list>
            <text:list-item>
              <text:p text:style-name="P44">Seleccionamos “new site from git”.</text:p>
            </text:list-item>
            <text:list-item>
              <text:p text:style-name="P44"><text:soft-page-break/>Elegimos la herramienta que usamos para guardar el repo.</text:p>
            </text:list-item>
            <text:list-item>
              <text:p text:style-name="P44">Escogemos el repositorio.</text:p>
            </text:list-item>
            <text:list-item>
              <text:p text:style-name="P44">Llenamos las opciones: owner, branch to deploy, build command, publish directory.</text:p>
            </text:list-item>
            <text:list-item>
              <text:p text:style-name="P44">Deploy site.</text:p>
            </text:list-item>
            <text:list-item>
              <text:p text:style-name="P44">Esperamos que se asigne un server para que se ejecute el servicio. Durante este momento netlify habilita una máquina virtual que descarga el repo y corre las instrucciones necesarias para tener node y una instancia que ejecute el proyecto. Después ejecuta el comando que asignamos y toma la carpeta resultante para ponerla en la página.</text:p>
            </text:list-item>
          </text:list>
        </text:list-item>
        <text:list-item>
          <text:p text:style-name="P44">En el tiempo de compilación en el server, no tiene acceso a .env, por lo que no está accediendo a las variables de entorno, las cuales afectan la página. Para solucionar esto vamos a:</text:p>
          <text:list>
            <text:list-item>
              <text:p text:style-name="P44">Crear una carpeta llamada “scripts” (podemos crear todos los que necesitemos).</text:p>
            </text:list-item>
            <text:list-item>
              <text:p text:style-name="P44">Creamos un archivo llamado “create-env.js” que corre sobre node</text:p>
            </text:list-item>
          </text:list>
          <text:p text:style-name="P9"><text:span text:style-name="Source_20_Text">const fs = require("fs");</text:span></text:p>
          <text:p text:style-name="P9"><text:span text:style-name="Source_20_Text">//Requiere de file system que nos permite trabajar con el SO</text:span></text:p>
          <text:p text:style-name="P9"><text:span text:style-name="Source_20_Text">//Nos permite hacer, guardar o enviar datos en archivos de nuestra computadora</text:span></text:p>
          <text:p text:style-name="P9"/>
          <text:p text:style-name="P9"><text:span text:style-name="Source_20_Text">fs.writeFileSync("./.env", `API=${process.env.API}\n`);</text:span></text:p>
          <text:p text:style-name="P9"><text:span text:style-name="Source_20_Text">//Creamos el archivo y lo llenamos con la información que necesitamos</text:span></text:p>
          <text:p text:style-name="P9"><text:span text:style-name="Source_20_Text">//Este script se corre en el server.</text:span></text:p>
          <text:list text:continue-numbering="true">
            <text:list-item>
              <text:p text:style-name="P44">Lo asignamos en netlify →deploy settings → Environment → Edit variables</text:p>
              <text:p text:style-name="P44">key: API value: <text:a xlink:type="simple" xlink:href="https://randomuser.me/api" office:target-frame-name="_blank" xlink:show="new" text:style-name="Internet_20_link" text:visited-style-name="Visited_20_Internet_20_Link">https://randomuser.me/api</text:a></text:p>
              <text:p text:style-name="P44">Y lo guardamos. Esta variable solo se la estoy compartiendo a netlify.</text:p>
            </text:list-item>
            <text:list-item>
              <text:p text:style-name="P44">Antes de enviar los cambios ejecutamos el script antes del build. Modificamos el package.json. NOTA: Podemos anidar diferentes elementos en el script, aquí el primero es ejecutar el script y el segundo mandarlo a producción. Si uno de estos elementos se queda procesando un elemento que no termina no continua con el siguiente script.</text:p>
            </text:list-item>
            <text:list-item>
              <text:p text:style-name="P44">Netlify automáticamente escucha el cambio, y ya no tenemos que decirle nada.</text:p>
            </text:list-item>
            <text:list-item>
              <text:p text:style-name="P44">Por defecto instala las dependencias.</text:p>
            </text:list-item>
          </text:list>
        </text:list-item>
      </text:list>
      <text:p text:style-name="Standard"/>
      <text:p text:style-name="Standard"/>
      <text:h text:style-name="Heading_20_3" text:outline-level="3">19.-Webpack Dev Server</text:h>
      <text:p text:style-name="Text_20_body">.<text:line-break/>Cuando trabajamos con webpack y queremos ver los cambios en tiempo real vamos a usar webpack dev server:</text:p>
      <text:list xml:id="list1543487650" text:style-name="L35">
        <text:list-item>
          <text:p text:style-name="P45">Lo instalamos:</text:p>
        </text:list-item>
      </text:list>
      <text:p text:style-name="Preformatted_20_Text"><text:span text:style-name="Source_20_Text"><text:s text:c="8"/>npm install webpack-dev-server -D </text:span></text:p>
      <text:list xml:id="list393479542" text:style-name="L36">
        <text:list-item>
          <text:p text:style-name="P46">En visual agregamos la configuración necesaria, en config.dev:</text:p>
        </text:list-item>
      </text:list>
      <text:p text:style-name="Preformatted_20_Text"><text:span text:style-name="Source_20_Text">devServer: {</text:span></text:p>
      <text:p text:style-name="Preformatted_20_Text"><text:span text:style-name="Source_20_Text"><text:s text:c="4"/>contentBase: path.join(__dirname, "dist"),</text:span></text:p>
      <text:p text:style-name="Preformatted_20_Text"><text:span text:style-name="Source_20_Text"><text:s text:c="4"/>compress: true,</text:span></text:p>
      <text:p text:style-name="Preformatted_20_Text"><text:span text:style-name="Source_20_Text"><text:s text:c="4"/>historyApiFallback: true, //Historia de lo que sucede en el navegador</text:span></text:p>
      <text:p text:style-name="Preformatted_20_Text"><text:soft-page-break/><text:span text:style-name="Source_20_Text"><text:s text:c="4"/>port: 3006,</text:span></text:p>
      <text:p text:style-name="Preformatted_20_Text"><text:span text:style-name="Source_20_Text"><text:s text:c="2"/>},</text:span></text:p>
      <text:list xml:id="list1512937441" text:style-name="L37">
        <text:list-item>
          <text:p text:style-name="P47">Agregamos la configuración a package.json:</text:p>
        </text:list-item>
      </text:list>
      <text:p text:style-name="Preformatted_20_Text"><text:span text:style-name="Source_20_Text">"scripts": {</text:span></text:p>
      <text:p text:style-name="Preformatted_20_Text"><text:span text:style-name="Source_20_Text"><text:s text:c="4"/>"start": "webpack serve --config webpack.config.js"</text:span></text:p>
      <text:p text:style-name="Preformatted_20_Text"><text:span text:style-name="Source_20_Text"><text:s text:c="2"/>},</text:span></text:p>
      <text:p text:style-name="Preformatted_20_Text"><text:span text:style-name="Source_20_Text">//Asi ya tenemos el modo entorno local</text:span></text:p>
      <text:list xml:id="list16619029" text:style-name="L38">
        <text:list-item>
          <text:p text:style-name="P48">Ejecutamos el comando en la terminal.</text:p>
        </text:list-item>
        <text:list-item>
          <text:p text:style-name="P48">Webpack serve también ejecuta un modo watch o de escucha.</text:p>
        </text:list-item>
        <text:list-item>
          <text:p text:style-name="P48">Nos dará la url.</text:p>
        </text:list-item>
      </text:list>
      <text:p text:style-name="P7">Otro comentario de platzi: <text:span text:style-name="T7">Esto funciona!</text:span></text:p>
      <text:p text:style-name="Text_20_body">Actualmente Webpack Dev Server ha cambiado un poquito algunas de sus opciones estan deprecadas, la documentacion oficial parace que no ha sido actualizada, sin embargo los cambios son pequeños:</text:p>
      <text:p text:style-name="Text_20_body">.<text:line-break/>Asegurense de cambiar la propiedad <text:span text:style-name="Source_20_Text">contentBase</text:span> por <text:span text:style-name="Source_20_Text">static</text:span>, de este modo:</text:p>
      <text:p text:style-name="Preformatted_20_Text"><text:span text:style-name="Source_20_Text">devServer: {</text:span></text:p>
      <text:p text:style-name="Preformatted_20_Text"><text:span text:style-name="Source_20_Text"><text:s text:c="16"/>static: path.join(__dirname, 'dist'),</text:span></text:p>
      <text:p text:style-name="Preformatted_20_Text"><text:span text:style-name="Source_20_Text"><text:s text:c="16"/>compress: true,</text:span></text:p>
      <text:p text:style-name="Preformatted_20_Text"><text:span text:style-name="Source_20_Text"><text:s text:c="16"/>historyApiFallback: true,</text:span></text:p>
      <text:p text:style-name="Preformatted_20_Text"><text:span text:style-name="Source_20_Text"><text:s text:c="16"/>port: 8080,</text:span></text:p>
      <text:p text:style-name="Preformatted_20_Text"><text:span text:style-name="Source_20_Text"><text:s text:c="16"/>open: true,</text:span></text:p>
      <text:p text:style-name="Preformatted_20_Text"><text:span text:style-name="Source_20_Text"><text:s text:c="8"/>}</text:span></text:p>
      <text:p text:style-name="Text_20_body">.<text:line-break/>Por convencion, el archivo html raiz que las tecnologias buscan se llama index.html, entonces verifiquen que su html resultante en la carpeta dist, lleve ese nombre para que se le sea facil encontrarlo.</text:p>
      <text:p text:style-name="Preformatted_20_Text"><text:span text:style-name="Source_20_Text">plugins: [</text:span></text:p>
      <text:p text:style-name="Preformatted_20_Text"><text:span text:style-name="Source_20_Text"><text:s text:c="16"/>new HtmlWebpackPlugin({</text:span></text:p>
      <text:p text:style-name="Preformatted_20_Text"><text:span text:style-name="Source_20_Text"><text:s text:c="24"/>inject: 'body',</text:span></text:p>
      <text:p text:style-name="Preformatted_20_Text"><text:span text:style-name="Source_20_Text"><text:s text:c="24"/>template: './public/index.html',</text:span></text:p>
      <text:p text:style-name="Preformatted_20_Text"><text:span text:style-name="Source_20_Text"><text:s text:c="24"/>filename: './index.html',</text:span></text:p>
      <text:p text:style-name="Preformatted_20_Text"><text:span text:style-name="Source_20_Text"><text:s text:c="16"/>}),</text:span></text:p>
      <text:p text:style-name="Preformatted_20_Text"><text:span text:style-name="Source_20_Text"><text:s text:c="8"/>],</text:span></text:p>
      <text:p text:style-name="Text_20_body">.<text:line-break/>Finalmente el script en el <text:span text:style-name="Source_20_Text">package.json</text:span> lo corren sin problemas:</text:p>
      <text:p text:style-name="Preformatted_20_Text"><text:span text:style-name="Source_20_Text"><text:s text:c="8"/>"scripts": {</text:span></text:p>
      <text:p text:style-name="Preformatted_20_Text"><text:span text:style-name="Source_20_Text"><text:s text:c="16"/>"test": "echo \"Error: no test specified\" &amp;&amp; exit 1",</text:span></text:p>
      <text:p text:style-name="Preformatted_20_Text"><text:span text:style-name="Source_20_Text"><text:s text:c="16"/>"build": "node ./scripts/create-env.js &amp;&amp; webpack --config webpack.config.js",</text:span></text:p>
      <text:p text:style-name="Preformatted_20_Text"><text:span text:style-name="Source_20_Text"><text:s text:c="16"/>"dev": "webpack --config webpack.config.dev.js",</text:span></text:p>
      <text:p text:style-name="Preformatted_20_Text"><text:span text:style-name="Source_20_Text"><text:s text:c="16"/>"watch": "webpack --config webpack.config.dev.js --watch",</text:span></text:p>
      <text:p text:style-name="Preformatted_20_Text"><text:span text:style-name="Source_20_Text"><text:s text:c="16"/>"start": "webpack serve --config webpack.config.dev.js"</text:span></text:p>
      <text:p text:style-name="Preformatted_20_Text"><text:span text:style-name="Source_20_Text"><text:s text:c="8"/>},</text:span></text:p>
      <text:p text:style-name="Standard"/>
      <text:p text:style-name="Standard"/>
      <text:h text:style-name="Heading_20_2" text:outline-level="2">🥉 Webpack Bundle Analyzer</text:h>
      <text:p text:style-name="Text_20_body">&lt;h4&gt;Apuntes&lt;/h4&gt;</text:p>
      <text:list xml:id="list1938097810" text:style-name="L39">
        <text:list-item>
          <text:p text:style-name="P49"><text:soft-page-break/>Cuando tenemos un proyecto es buena idea poder revisar su impacto en tamaño por ese motivo webpack nos ofrece un paquete para poder verificar y analizar el tamaño del bundle final</text:p>
        </text:list-item>
        <text:list-item>
          <text:p text:style-name="P49">Para instalar corremos el comando</text:p>
        </text:list-item>
      </text:list>
      <text:p text:style-name="Text_20_body">NPM</text:p>
      <text:p text:style-name="Preformatted_20_Text"><text:span text:style-name="Source_20_Text">npm install -D webpack-bundle-analyzer</text:span></text:p>
      <text:p text:style-name="Text_20_body">YARN</text:p>
      <text:p text:style-name="Preformatted_20_Text"><text:span text:style-name="Source_20_Text">yarn add -D webpack-bundle-analyzer</text:span></text:p>
      <text:list xml:id="list3917688482" text:style-name="L40">
        <text:list-item>
          <text:p text:style-name="P50">Si deseamos hacer un análisis debemos correr los siguientes comandos</text:p>
        </text:list-item>
      </text:list>
      <text:p text:style-name="Preformatted_20_Text"><text:span text:style-name="Source_20_Text">npx webpack --profile --json &gt; stats.json</text:span></text:p>
      <text:p text:style-name="Preformatted_20_Text"><text:span text:style-name="Source_20_Text">npx webpack-bundle-analyzer stats.json</text:span></text:p>
      <text:p text:style-name="Standard"/>
      <text:p text:style-name="Standard"/>
      <text:h text:style-name="Heading_20_2" text:outline-level="2">🗒 Nota para la siguiente clase</text:h>
      <text:p text:style-name="Text_20_body">Actualmente si corremos el modo dev no funcionara, en el require de webpack-bundle-analyzer Oscar agrega lo siguiente</text:p>
      <text:p text:style-name="Preformatted_20_Text"><text:span text:style-name="Source_20_Text">const BundleAnalyzerPlugin = require('webpack-bundle-analyzer').BundleAnalyzerPlugin;</text:span></text:p>
      <text:p text:style-name="Text_20_body">Con ello se arreglará el problema</text:p>
      <text:p text:style-name="Standard"/>
      <text:h text:style-name="Heading_20_3" text:outline-level="3">Instalación y configuración de React</text:h>
      <text:list xml:id="list4063050547" text:style-name="L41">
        <text:list-item>
          <text:p text:style-name="P51">Inicializar NPM</text:p>
        </text:list-item>
        <text:list-item>
          <text:p text:style-name="P51">Instalar React con npm como dependencia:<text:line-break/>"npm i react react-dom -S</text:p>
        </text:list-item>
        <text:list-item>
          <text:p text:style-name="P51">Estructura de carpetas:<text:line-break/>[](http 😕/i.prntscr.com/rs6Oai5VQ-2KDjY4bNWdbQ.png)</text:p>
        </text:list-item>
      </text:list>
      <text:h text:style-name="Heading_20_4" text:outline-level="4">Index.js</text:h>
      <text:p text:style-name="Preformatted_20_Text"><text:span text:style-name="Source_20_Text">import React from 'react';</text:span></text:p>
      <text:p text:style-name="Preformatted_20_Text"><text:span text:style-name="Source_20_Text">import ReactDom from 'react-dom';</text:span></text:p>
      <text:p text:style-name="Preformatted_20_Text"><text:span text:style-name="Source_20_Text">import App from './components/App';</text:span></text:p>
      <text:p text:style-name="Preformatted_20_Text"/>
      <text:p text:style-name="Preformatted_20_Text"><text:span text:style-name="Source_20_Text">ReactDOM.render(&lt;App /&gt;, document.getElementById('app'));</text:span></text:p>
      <text:h text:style-name="Heading_20_4" text:outline-level="4">App.jsx</text:h>
      <text:list xml:id="list1437233565" text:style-name="L42">
        <text:list-item>
          <text:p text:style-name="P52">Los archivos con extensión de react (Html dentro de Javascript o JSX) siempre inician con mayúscula.</text:p>
        </text:list-item>
      </text:list>
      <text:p text:style-name="Preformatted_20_Text"><text:span text:style-name="Source_20_Text">import React from 'react';</text:span></text:p>
      <text:p text:style-name="Preformatted_20_Text"/>
      <text:p text:style-name="Preformatted_20_Text"><text:span text:style-name="Source_20_Text">const App = () =&gt; &lt;h1&gt;Hello React!!&lt;/h1&gt;</text:span></text:p>
      <text:p text:style-name="Preformatted_20_Text"/>
      <text:p text:style-name="Preformatted_20_Text"><text:span text:style-name="Source_20_Text">export default App;</text:span></text:p>
      <text:h text:style-name="Heading_20_4" text:outline-level="4">Index.html</text:h>
      <text:p text:style-name="Preformatted_20_Text"><text:span text:style-name="Source_20_Text">&lt;!DOCTYPE html&gt;</text:span></text:p>
      <text:p text:style-name="Preformatted_20_Text"><text:span text:style-name="Source_20_Text">&lt;html lang="en"&gt;</text:span></text:p>
      <text:p text:style-name="Preformatted_20_Text"><text:soft-page-break/><text:span text:style-name="Source_20_Text">&lt;head&gt;</text:span></text:p>
      <text:p text:style-name="Preformatted_20_Text"><text:span text:style-name="Source_20_Text"><text:s text:c="4"/>&lt;meta charset="UTF-8"&gt;</text:span></text:p>
      <text:p text:style-name="Preformatted_20_Text"><text:span text:style-name="Source_20_Text"><text:s text:c="4"/>&lt;meta http-equiv="X-UA-Compatible" content="IE=edge"&gt;</text:span></text:p>
      <text:p text:style-name="Preformatted_20_Text"><text:span text:style-name="Source_20_Text"><text:s text:c="4"/>&lt;meta name="viewport" content="width=device-width, initial-scale=1.0"&gt;</text:span></text:p>
      <text:p text:style-name="Preformatted_20_Text"><text:span text:style-name="Source_20_Text"><text:s text:c="4"/>&lt;title&gt;Document&lt;/title&gt;</text:span></text:p>
      <text:p text:style-name="Preformatted_20_Text"><text:span text:style-name="Source_20_Text">&lt;/head&gt;</text:span></text:p>
      <text:p text:style-name="Preformatted_20_Text"><text:span text:style-name="Source_20_Text">&lt;body&gt;</text:span></text:p>
      <text:p text:style-name="Preformatted_20_Text"><text:span text:style-name="Source_20_Text"><text:s text:c="4"/>&lt;div id="app"&gt;&lt;/div&gt;</text:span></text:p>
      <text:p text:style-name="Preformatted_20_Text"><text:span text:style-name="Source_20_Text">&lt;/body&gt;</text:span></text:p>
      <text:p text:style-name="Preformatted_20_Text"><text:span text:style-name="Source_20_Text">&lt;/html&gt;</text:span></text:p>
      <text:p text:style-name="Standard"/>
      <text:p text:style-name="Standard"/>
      <text:h text:style-name="Heading_20_2" text:outline-level="2">🏗 Instalación de dependencias</text:h>
      <text:p text:style-name="Text_20_body"><text:span text:style-name="Strong_20_Emphasis">Babel</text:span></text:p>
      <text:p text:style-name="Preformatted_20_Text"><text:span text:style-name="Source_20_Text"># NPM</text:span></text:p>
      <text:p text:style-name="Preformatted_20_Text"><text:span text:style-name="Source_20_Text">npm install -D @babel/core @babel/preset-env @babel/preset-react babel-loader</text:span></text:p>
      <text:p text:style-name="Preformatted_20_Text"><text:span text:style-name="Source_20_Text"># YARN</text:span></text:p>
      <text:p text:style-name="Preformatted_20_Text"><text:span text:style-name="Source_20_Text">yarn add -D @babel/core @babel/preset-env @babel/preset-react babel-loader</text:span></text:p>
      <text:p text:style-name="Text_20_body"><text:span text:style-name="Strong_20_Emphasis">webpack</text:span></text:p>
      <text:p text:style-name="Preformatted_20_Text"><text:span text:style-name="Source_20_Text"># NPM</text:span></text:p>
      <text:p text:style-name="Preformatted_20_Text"><text:span text:style-name="Source_20_Text">npm install -D webpack webpack-cli webpack-dev-server</text:span></text:p>
      <text:p text:style-name="Preformatted_20_Text"><text:span text:style-name="Source_20_Text"># YARN</text:span></text:p>
      <text:p text:style-name="Preformatted_20_Text"><text:span text:style-name="Source_20_Text">yarn add -D webpack webpack-cli webpack-dev-server</text:span></text:p>
      <text:p text:style-name="Standard"/>
      <text:p text:style-name="Standard"/>
      <text:h text:style-name="Heading_20_3" text:outline-level="3">Guide Loaders and Server</text:h>
      <text:list xml:id="list3409440110" text:style-name="L43">
        <text:list-item>
          <text:p text:style-name="P53">Instalar</text:p>
        </text:list-item>
      </text:list>
      <text:p text:style-name="Preformatted_20_Text"><text:span text:style-name="Source_20_Text">npm install html-loader html-webpack-plugin -D </text:span></text:p>
      <text:list xml:id="list2164426025" text:style-name="L44">
        <text:list-item>
          <text:p text:style-name="P54">Importamos el modulo:</text:p>
        </text:list-item>
      </text:list>
      <text:p text:style-name="Preformatted_20_Text"><text:span text:style-name="Source_20_Text">const HtmlWebpackPlugin = require('html-webpack-plugin');</text:span></text:p>
      <text:list xml:id="list92797428" text:style-name="L45">
        <text:list-item>
          <text:p text:style-name="P55">Agregamos las configuración en el objeto <text:span text:style-name="Source_20_Text">module.exports</text:span>:</text:p>
        </text:list-item>
      </text:list>
      <text:p text:style-name="Preformatted_20_Text"><text:span text:style-name="Source_20_Text">module.exports = {</text:span></text:p>
      <text:p text:style-name="Preformatted_20_Text"><text:span text:style-name="Source_20_Text">//...</text:span></text:p>
      <text:p text:style-name="Preformatted_20_Text"><text:span text:style-name="Source_20_Text"><text:s text:c="5"/>test: /\.html$/,</text:span></text:p>
      <text:p text:style-name="Preformatted_20_Text"><text:span text:style-name="Source_20_Text"><text:s text:c="16"/>use: [</text:span></text:p>
      <text:p text:style-name="Preformatted_20_Text"><text:span text:style-name="Source_20_Text"><text:s text:c="20"/>{loader: 'html-loader'}</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plugins: [</text:span></text:p>
      <text:p text:style-name="Preformatted_20_Text"><text:span text:style-name="Source_20_Text"><text:s text:c="8"/>new HtmlWebpackPlugin({</text:span></text:p>
      <text:p text:style-name="Preformatted_20_Text"><text:span text:style-name="Source_20_Text"><text:s text:c="10"/>template: './public/index.html',</text:span></text:p>
      <text:p text:style-name="Preformatted_20_Text"><text:span text:style-name="Source_20_Text"><text:s text:c="10"/>filename: './index.html'</text:span></text:p>
      <text:p text:style-name="Preformatted_20_Text"><text:span text:style-name="Source_20_Text"><text:s text:c="8"/>})</text:span></text:p>
      <text:p text:style-name="Preformatted_20_Text"><text:span text:style-name="Source_20_Text"><text:s text:c="16"/></text:span></text:p>
      <text:p text:style-name="Standard"/>
      <text:h text:style-name="Heading_20_3" text:outline-level="3">Configuración de Webpack para CSS en React</text:h>
      <text:h text:style-name="Heading_20_3" text:outline-level="3">Instalación de dependencias</text:h>
      <text:p text:style-name="Preformatted_20_Text"><text:span text:style-name="Source_20_Text">#NPM</text:span></text:p>
      <text:p text:style-name="Preformatted_20_Text"><text:span text:style-name="Source_20_Text">npm i mini-css-extract-plugin css-loader style-loader sass sass-loader -D</text:span></text:p>
      <text:h text:style-name="Heading_20_4" text:outline-level="4"><text:soft-page-break/>global.scss</text:h>
      <text:p text:style-name="Preformatted_20_Text"><text:span text:style-name="Source_20_Text">$base-color: #c6538c;</text:span></text:p>
      <text:p text:style-name="Preformatted_20_Text"><text:span text:style-name="Source_20_Text">$color: rgba(black, 0.88);</text:span></text:p>
      <text:p text:style-name="Preformatted_20_Text"/>
      <text:p text:style-name="Preformatted_20_Text"><text:span text:style-name="Source_20_Text">body{</text:span></text:p>
      <text:p text:style-name="Preformatted_20_Text"><text:span text:style-name="Source_20_Text"><text:s text:c="4"/>background-color: $base-color;</text:span></text:p>
      <text:p text:style-name="Preformatted_20_Text"><text:span text:style-name="Source_20_Text"><text:s text:c="4"/>color: $color;</text:span></text:p>
      <text:p text:style-name="Preformatted_20_Text"><text:span text:style-name="Source_20_Text">}</text:span></text:p>
      <text:h text:style-name="Heading_20_4" text:outline-level="4">index.js</text:h>
      <text:p text:style-name="Preformatted_20_Text"><text:span text:style-name="Source_20_Text">import React from 'react';</text:span></text:p>
      <text:p text:style-name="Preformatted_20_Text"><text:span text:style-name="Source_20_Text">import ReactDOM from 'react-dom';</text:span></text:p>
      <text:p text:style-name="Preformatted_20_Text"><text:span text:style-name="Source_20_Text">import App from './components/App';</text:span></text:p>
      <text:p text:style-name="Preformatted_20_Text"><text:span text:style-name="Source_20_Text">import "./styles/global.scss";</text:span></text:p>
      <text:p text:style-name="Preformatted_20_Text"/>
      <text:p text:style-name="Preformatted_20_Text"><text:span text:style-name="Source_20_Text">ReactDOM.render(&lt;App /&gt;, document.getElementById('app'));</text:span></text:p>
      <text:h text:style-name="Heading_20_4" text:outline-level="4">Webpack.config.js</text:h>
      <text:p text:style-name="Preformatted_20_Text"><text:span text:style-name="Source_20_Text">const path = require('path');</text:span></text:p>
      <text:p text:style-name="Preformatted_20_Text"><text:span text:style-name="Source_20_Text">const HtmlWebpackPlugin = require('html-webpack-plugin');</text:span></text:p>
      <text:p text:style-name="Preformatted_20_Text"><text:span text:style-name="Source_20_Text">const MiniCssExtractPlugin = require('mini-css-extract-plugin');</text:span></text:p>
      <text:p text:style-name="Preformatted_20_Text"><text:span text:style-name="Source_20_Text">module.exports = {</text:span></text:p>
      <text:p text:style-name="Preformatted_20_Text"><text:span text:style-name="Source_20_Text"><text:s text:c="4"/>entry: './src/index.js',</text:span></text:p>
      <text:p text:style-name="Preformatted_20_Text"><text:span text:style-name="Source_20_Text"><text:s text:c="4"/>output: {</text:span></text:p>
      <text:p text:style-name="Preformatted_20_Text"><text:span text:style-name="Source_20_Text"><text:s text:c="8"/>path: path.resolve(__dirname, 'dist'),</text:span></text:p>
      <text:p text:style-name="Preformatted_20_Text"><text:span text:style-name="Source_20_Text"><text:s text:c="8"/>filename: 'bundle.js',</text:span></text:p>
      <text:p text:style-name="Preformatted_20_Text"><text:span text:style-name="Source_20_Text"><text:s text:c="4"/>},</text:span></text:p>
      <text:p text:style-name="Preformatted_20_Text"><text:span text:style-name="Source_20_Text"><text:s text:c="4"/>resolve: {</text:span></text:p>
      <text:p text:style-name="Preformatted_20_Text"><text:span text:style-name="Source_20_Text"><text:s text:c="8"/>extensions: ['.js', '.jsx']</text:span></text:p>
      <text:p text:style-name="Preformatted_20_Text"><text:span text:style-name="Source_20_Text"><text:s text:c="4"/>},</text:span></text:p>
      <text:p text:style-name="Preformatted_20_Text"><text:span text:style-name="Source_20_Text"><text:s text:c="4"/>module: {</text:span></text:p>
      <text:p text:style-name="Preformatted_20_Text"><text:span text:style-name="Source_20_Text"><text:s text:c="8"/>rules: [</text:span></text:p>
      <text:p text:style-name="Preformatted_20_Text"><text:span text:style-name="Source_20_Text"><text:s text:c="12"/>{</text:span></text:p>
      <text:p text:style-name="Preformatted_20_Text"><text:span text:style-name="Source_20_Text"><text:s text:c="16"/>test: /\.(js|jsx)$/,</text:span></text:p>
      <text:p text:style-name="Preformatted_20_Text"><text:span text:style-name="Source_20_Text"><text:s text:c="16"/>exclude: /node_modules/,</text:span></text:p>
      <text:p text:style-name="Preformatted_20_Text"><text:span text:style-name="Source_20_Text"><text:s text:c="16"/>use: {</text:span></text:p>
      <text:p text:style-name="Preformatted_20_Text"><text:span text:style-name="Source_20_Text"><text:s text:c="20"/>loader: 'babel-loader',</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12"/>{</text:span></text:p>
      <text:p text:style-name="Preformatted_20_Text"><text:span text:style-name="Source_20_Text"><text:s text:c="16"/>test: /\.html$/,</text:span></text:p>
      <text:p text:style-name="Preformatted_20_Text"><text:span text:style-name="Source_20_Text"><text:s text:c="16"/>use: [</text:span></text:p>
      <text:p text:style-name="Preformatted_20_Text"><text:span text:style-name="Source_20_Text"><text:s text:c="20"/>{</text:span></text:p>
      <text:p text:style-name="Preformatted_20_Text"><text:span text:style-name="Source_20_Text"><text:s text:c="24"/>loader: 'html-loader'</text:span></text:p>
      <text:p text:style-name="Preformatted_20_Text"><text:span text:style-name="Source_20_Text"><text:s text:c="20"/>}</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12"/>{</text:span></text:p>
      <text:p text:style-name="Preformatted_20_Text"><text:span text:style-name="Source_20_Text"><text:s text:c="16"/>test: /\.s?[ac]ss$/,</text:span></text:p>
      <text:p text:style-name="Preformatted_20_Text"><text:span text:style-name="Source_20_Text"><text:s text:c="16"/>use: [</text:span></text:p>
      <text:p text:style-name="Preformatted_20_Text"><text:span text:style-name="Source_20_Text"><text:s text:c="20"/>MiniCssExtractPlugin.loader,</text:span></text:p>
      <text:p text:style-name="Preformatted_20_Text"><text:span text:style-name="Source_20_Text"><text:s text:c="20"/>'css-loader',</text:span></text:p>
      <text:p text:style-name="Preformatted_20_Text"><text:span text:style-name="Source_20_Text"><text:s text:c="20"/>'sass-loader'</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plugins: [</text:span></text:p>
      <text:p text:style-name="Preformatted_20_Text"><text:span text:style-name="Source_20_Text"><text:s text:c="8"/>new HtmlWebpackPlugin({</text:span></text:p>
      <text:p text:style-name="Preformatted_20_Text"><text:span text:style-name="Source_20_Text"><text:s text:c="12"/>template: './public/index.html',</text:span></text:p>
      <text:p text:style-name="Preformatted_20_Text"><text:span text:style-name="Source_20_Text"><text:s text:c="12"/>filename: './index.html'</text:span></text:p>
      <text:p text:style-name="Preformatted_20_Text"><text:span text:style-name="Source_20_Text"><text:s text:c="8"/>}),</text:span></text:p>
      <text:p text:style-name="Preformatted_20_Text"><text:soft-page-break/><text:span text:style-name="Source_20_Text"><text:s text:c="8"/>new MiniCssExtractPlugin({</text:span></text:p>
      <text:p text:style-name="Preformatted_20_Text"><text:span text:style-name="Source_20_Text"><text:s text:c="12"/>filename: '[name].css'</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devServer: {</text:span></text:p>
      <text:p text:style-name="Preformatted_20_Text"><text:span text:style-name="Source_20_Text"><text:s text:c="8"/>contentBase: path.join(__dirname, 'dist'),</text:span></text:p>
      <text:p text:style-name="Preformatted_20_Text"><text:span text:style-name="Source_20_Text"><text:s text:c="8"/>compress: true,</text:span></text:p>
      <text:p text:style-name="Preformatted_20_Text"><text:span text:style-name="Source_20_Text"><text:s text:c="8"/>port: 3006,</text:span></text:p>
      <text:p text:style-name="Preformatted_20_Text"><text:span text:style-name="Source_20_Text"><text:s text:c="8"/>open: true</text:span></text:p>
      <text:p text:style-name="Preformatted_20_Text"><text:span text:style-name="Source_20_Text"><text:s text:c="4"/>},</text:span></text:p>
      <text:p text:style-name="Preformatted_20_Text"><text:span text:style-name="Source_20_Text">}</text:span></text:p>
      <text:p text:style-name="Standard"/>
      <text:p text:style-name="Standard"/>
      <text:h text:style-name="Heading_20_2" text:outline-level="2">⚡ Dependencias de optimización</text:h>
      <text:p text:style-name="Preformatted_20_Text"><text:span text:style-name="Source_20_Text">#NPM</text:span></text:p>
      <text:p text:style-name="Preformatted_20_Text"><text:span text:style-name="Source_20_Text">npm install -D css-minimizer-webpack-plugin terser-webpack-plugin clean-webpack-plugin</text:span></text:p>
      <text:p text:style-name="Standard"/>
      <text:p text:style-name="P10">se instalo esto y se soluciono el problema de no tomar el archivo sc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Roboto" svg:font-family="Roboto, sans-serif"/>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0:44:30.745000000</meta:creation-date>
    <dc:date>2022-01-26T19:18:20.351000000</dc:date>
    <meta:editing-duration>PT13H13M51S</meta:editing-duration>
    <meta:editing-cycles>30</meta:editing-cycles>
    <meta:generator>LibreOffice/7.2.2.2$Windows_X86_64 LibreOffice_project/02b2acce88a210515b4a5bb2e46cbfb63fe97d56</meta:generator>
    <meta:document-statistic meta:table-count="0" meta:image-count="0" meta:object-count="0" meta:page-count="18" meta:paragraph-count="613" meta:word-count="3820" meta:character-count="26421" meta:non-whitespace-character-count="21554"/>
  </office:meta>
</office:document-meta>
</file>